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ans_4.ttf" manifest:media-type="application/x-font-ttf"/>
  <manifest:file-entry manifest:full-path="Fonts/Font_Liberation_Sans_3.ttf" manifest:media-type="application/x-font-ttf"/>
  <manifest:file-entry manifest:full-path="Fonts/Font_DejaVu_Sans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2.ttf" manifest:media-type="application/x-font-ttf"/>
  <manifest:file-entry manifest:full-path="Fonts/Font_Liberation_Sans_1.ttf" manifest:media-type="application/x-font-ttf"/>
  <manifest:file-entry manifest:full-path="Fonts/Font_Liberation_San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DejaVu Sans" fo:font-size="11pt" style:font-size-asian="11pt" style:font-name-complex="Times New Roman1" style:font-size-complex="11pt"/>
    </style:style>
    <style:style style:name="P2"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3" style:family="paragraph" style:parent-style-name="ANA_20_METIN">
      <style:paragraph-properties fo:margin-left="0cm" fo:margin-right="0.3cm" fo:text-align="center" style:justify-single-word="false" fo:text-indent="1cm" style:auto-text-indent="false" style:writing-mode="lr-tb"/>
      <style:text-properties fo:color="#000000" style:font-name="DejaVu Sans" fo:font-size="36pt" fo:font-weight="bold" style:font-size-asian="36pt" style:font-weight-asian="bold" style:font-name-complex="Times New Roman1" style:font-size-complex="36pt" style:font-weight-complex="bold"/>
    </style:style>
    <style:style style:name="P4" style:family="paragraph" style:parent-style-name="ANA_20_METIN">
      <style:paragraph-properties fo:margin-left="0cm" fo:margin-right="0.3cm" fo:line-height="0.564cm" fo:text-indent="1cm" style:auto-text-indent="false" style:writing-mode="lr-tb"/>
      <style:text-properties fo:color="#000000" style:font-name="DejaVu Sans" style:font-name-complex="Times New Roman1"/>
    </style:style>
    <style:style style:name="P5" style:family="paragraph" style:parent-style-name="ANA_20_METIN">
      <style:paragraph-properties fo:margin-left="0cm" fo:margin-right="0.3cm" fo:line-height="0.564cm" fo:text-align="center" style:justify-single-word="false" fo:text-indent="1cm" style:auto-text-indent="false" style:writing-mode="lr-tb"/>
      <style:text-properties fo:color="#000000" style:font-name="DejaVu Sans" style:font-name-complex="Times New Roman1"/>
    </style:style>
    <style:style style:name="P6" style:family="paragraph" style:parent-style-name="ANA_20_METIN">
      <style:paragraph-properties fo:margin-left="0cm" fo:margin-right="0.3cm" fo:line-height="0.564cm" fo:text-indent="1cm" style:auto-text-indent="false" style:writing-mode="lr-tb"/>
      <style:text-properties fo:color="#000000" style:font-name="DejaVu Sans" fo:letter-spacing="0.053cm" fo:font-weight="bold" style:font-weight-asian="bold" style:font-name-complex="Times New Roman1" style:font-weight-complex="bold"/>
    </style:style>
    <style:style style:name="P7" style:family="paragraph" style:parent-style-name="ANA_20_METIN">
      <style:paragraph-properties fo:margin-left="0cm" fo:margin-right="0.3cm" fo:line-height="0.564cm" fo:text-indent="1cm" style:auto-text-indent="false" style:writing-mode="lr-tb"/>
      <style:text-properties style:font-name="DejaVu Sans"/>
    </style:style>
    <style:style style:name="P8" style:family="paragraph" style:parent-style-name="ANA_20_METIN">
      <style:paragraph-properties fo:margin-left="0cm" fo:margin-right="0.3cm" fo:line-height="0.564cm" fo:text-align="center" style:justify-single-word="false" fo:text-indent="1cm" style:auto-text-indent="false" style:writing-mode="lr-tb"/>
      <style:text-properties style:font-name="DejaVu Sans"/>
    </style:style>
    <style:style style:name="P9" style:family="paragraph" style:parent-style-name="ANA_20_METIN">
      <style:paragraph-properties fo:margin-left="1cm" fo:margin-right="0.3cm" fo:text-align="center" style:justify-single-word="false" fo:text-indent="0cm" style:auto-text-indent="false" style:writing-mode="lr-tb"/>
      <style:text-properties style:font-name="DejaVu Sans"/>
    </style:style>
    <style:style style:name="P10" style:family="paragraph" style:parent-style-name="ANA_20_METIN">
      <style:paragraph-properties fo:margin-left="1cm" fo:margin-right="0.3cm" fo:text-align="center" style:justify-single-word="false" fo:text-indent="0cm" style:auto-text-indent="false" fo:break-before="page" style:writing-mode="lr-tb"/>
      <style:text-properties style:font-name="DejaVu Sans"/>
    </style:style>
    <style:style style:name="P11"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writing-mode="lr-tb">
        <style:tab-stops>
          <style:tab-stop style:position="1.101cm"/>
          <style:tab-stop style:position="11cm"/>
        </style:tab-stops>
      </style:paragraph-properties>
      <style:text-properties fo:color="#000000" style:font-name="DejaVu Sans" fo:font-size="11pt" style:font-size-asian="11pt" style:font-name-complex="Times New Roman1"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14"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15"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16"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17"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18"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19" style:family="paragraph" style:parent-style-name="Standard">
      <style:paragraph-properties fo:margin-left="0cm" fo:margin-right="0.3cm" fo:line-height="0.564cm" fo:text-align="justify" style:justify-single-word="false" fo:text-indent="1cm" style:auto-text-indent="false" style:writing-mode="lr-tb">
        <style:tab-stops>
          <style:tab-stop style:position="1.101cm"/>
          <style:tab-stop style:position="11cm"/>
        </style:tab-stops>
      </style:paragraph-properties>
      <style:text-properties style:font-name="DejaVu Sans"/>
    </style:style>
    <style:style style:name="P20" style:family="paragraph" style:parent-style-name="Standard">
      <style:paragraph-properties fo:margin-left="0cm" fo:margin-right="0.3cm" fo:text-align="justify" style:justify-single-word="false" fo:text-indent="1cm" style:auto-text-indent="false" style:writing-mode="lr-tb"/>
      <style:text-properties style:font-name="DejaVu Sans"/>
    </style:style>
    <style:style style:name="P21"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DejaVu Sans" fo:font-size="11pt" style:font-size-asian="11pt" style:font-name-complex="Times New Roman1" style:font-size-complex="11pt"/>
    </style:style>
    <style:style style:name="P22" style:family="paragraph" style:parent-style-name="Standard">
      <style:paragraph-properties fo:margin-left="0cm" fo:margin-right="0.3cm" fo:text-align="center" style:justify-single-word="false" fo:text-indent="1cm" style:auto-text-indent="false" fo:break-before="page" style:writing-mode="lr-tb"/>
      <style:text-properties fo:color="#000000" style:font-name="DejaVu Sans" fo:font-size="11pt" style:font-size-asian="11pt" style:font-name-complex="Times New Roman1" style:font-size-complex="11pt"/>
    </style:style>
    <style:style style:name="P23"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DejaVu Sans" fo:font-size="11pt" fo:letter-spacing="-0.009cm" fo:font-weight="bold" style:font-size-asian="11pt" style:font-weight-asian="bold" style:font-name-complex="Times New Roman1" style:font-size-complex="11pt" style:font-weight-complex="bold"/>
    </style:style>
    <style:style style:name="P24"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25" style:family="paragraph" style:parent-style-name="Standard">
      <style:paragraph-properties fo:margin-left="0cm" fo:margin-right="0.3cm" fo:line-height="0.564cm" fo:text-align="justify" style:justify-single-word="false" fo:text-indent="1cm" style:auto-text-indent="false" fo:keep-with-next="always" style:writing-mode="lr-tb"/>
      <style:text-properties fo:color="#000000" style:font-name="DejaVu Sans" fo:font-size="11pt" fo:font-weight="bold" style:letter-kerning="true" style:font-size-asian="11pt" style:font-weight-asian="bold" style:font-name-complex="Times New Roman1" style:font-size-complex="11pt" style:font-weight-complex="bold"/>
    </style:style>
    <style:style style:name="P26" style:family="paragraph" style:parent-style-name="Standard">
      <style:paragraph-properties fo:margin-left="0cm" fo:margin-right="0.3cm" fo:text-align="justify" style:justify-single-word="false" fo:text-indent="1cm" style:auto-text-indent="false" fo:keep-with-next="always" style:writing-mode="lr-tb"/>
      <style:text-properties style:font-name="DejaVu Sans"/>
    </style:style>
    <style:style style:name="P27" style:family="paragraph" style:parent-style-name="Standard">
      <style:paragraph-properties fo:margin-left="0cm" fo:margin-right="0.3cm" fo:line-height="0.564cm" fo:text-align="justify" style:justify-single-word="false" fo:text-indent="1cm" style:auto-text-indent="false" fo:keep-with-next="always" style:writing-mode="lr-tb"/>
      <style:text-properties style:font-name="DejaVu Sans"/>
    </style:style>
    <style:style style:name="P28"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fo:color="#000000" style:font-name="DejaVu Sans" fo:font-size="11pt" style:font-size-asian="11pt" style:font-name-complex="Times New Roman1" style:font-size-complex="11pt"/>
    </style:style>
    <style:style style:name="P29" style:family="paragraph" style:parent-style-name="Standard">
      <style:paragraph-properties fo:margin-left="1cm" fo:margin-right="0.3cm" fo:line-height="0.564cm" fo:text-align="center" style:justify-single-word="false" fo:text-indent="0cm" style:auto-text-indent="false" style:writing-mode="lr-tb"/>
      <style:text-properties style:font-name="DejaVu Sans"/>
    </style:style>
    <style:style style:name="P30" style:family="paragraph" style:parent-style-name="Standard">
      <style:paragraph-properties fo:margin-left="0cm" fo:margin-right="0.3cm" fo:line-height="0.564cm" fo:text-align="justify" style:justify-single-word="false" fo:text-indent="0cm" style:auto-text-indent="false" style:writing-mode="lr-tb"/>
      <style:text-properties style:font-name="DejaVu Sans"/>
    </style:style>
    <style:style style:name="P31" style:family="paragraph" style:parent-style-name="Title">
      <style:text-properties style:font-name="DejaVu Sans"/>
    </style:style>
    <style:style style:name="P32" style:family="paragraph" style:parent-style-name="ara_20_baslik">
      <style:paragraph-properties fo:margin-left="0cm" fo:margin-right="0.3cm" fo:line-height="0.564cm" fo:text-indent="1cm" style:auto-text-indent="false" style:writing-mode="lr-tb"/>
      <style:text-properties fo:color="#000000" style:font-name="DejaVu Sans" fo:font-size="11pt" style:font-size-asian="11pt" style:font-name-complex="Times New Roman1" style:font-size-complex="11pt"/>
    </style:style>
    <style:style style:name="P33" style:family="paragraph" style:parent-style-name="ara_20_baslik">
      <style:paragraph-properties fo:margin-left="0cm" fo:margin-right="0.3cm" fo:text-indent="1cm" style:auto-text-indent="false" style:writing-mode="lr-tb"/>
      <style:text-properties style:font-name="DejaVu Sans"/>
    </style:style>
    <style:style style:name="P34" style:family="paragraph" style:parent-style-name="ara_20_baslik">
      <style:paragraph-properties fo:margin-left="0cm" fo:margin-right="0.3cm" fo:line-height="0.564cm" fo:text-indent="1cm" style:auto-text-indent="false" style:writing-mode="lr-tb"/>
      <style:text-properties style:font-name="DejaVu Sans"/>
    </style:style>
    <style:style style:name="P35" style:family="paragraph" style:parent-style-name="ara_20_baslik">
      <style:paragraph-properties fo:margin-left="0cm" fo:margin-right="0.3cm" fo:text-indent="1cm" style:auto-text-indent="false" fo:break-before="page" style:writing-mode="lr-tb"/>
      <style:text-properties style:font-name="DejaVu Sans"/>
    </style:style>
    <style:style style:name="P36" style:family="paragraph" style:parent-style-name="ara_20_baslik">
      <style:paragraph-properties fo:margin-left="0cm" fo:margin-right="0.3cm" fo:line-height="0.564cm" fo:text-indent="1cm" style:auto-text-indent="false" fo:break-before="page" style:writing-mode="lr-tb"/>
      <style:text-properties style:font-name="DejaVu Sans"/>
    </style:style>
    <style:style style:name="P37" style:family="paragraph" style:parent-style-name="ayet">
      <style:paragraph-properties fo:margin-left="0cm" fo:margin-right="0.3cm" fo:line-height="0.564cm" fo:text-indent="1cm" style:auto-text-indent="false" style:writing-mode="lr-tb"/>
      <style:text-properties fo:color="#000000" style:font-name="DejaVu Sans" fo:font-style="italic" style:font-style-asian="italic" style:font-name-complex="Times New Roman1" style:font-style-complex="italic"/>
    </style:style>
    <style:style style:name="P38" style:family="paragraph" style:parent-style-name="ayet">
      <style:paragraph-properties fo:margin-left="0cm" fo:margin-right="0.3cm" fo:line-height="0.564cm" fo:text-indent="1cm" style:auto-text-indent="false" style:writing-mode="lr-tb"/>
      <style:text-properties fo:color="#000000" style:font-name="DejaVu Sans" style:font-name-complex="Times New Roman1"/>
    </style:style>
    <style:style style:name="P39" style:family="paragraph" style:parent-style-name="ayet">
      <style:paragraph-properties fo:margin-left="0cm" fo:margin-right="0.3cm" fo:line-height="0.564cm" fo:text-indent="1cm" style:auto-text-indent="false" style:writing-mode="lr-tb"/>
      <style:text-properties fo:color="#000000" style:font-name="DejaVu Sans" fo:letter-spacing="-0.009cm" style:font-name-complex="Times New Roman1"/>
    </style:style>
    <style:style style:name="P40" style:family="paragraph" style:parent-style-name="ayet">
      <style:paragraph-properties fo:margin-left="0cm" fo:margin-right="0.3cm" fo:line-height="0.564cm" fo:text-indent="1cm" style:auto-text-indent="false" style:writing-mode="lr-tb"/>
      <style:text-properties fo:color="#000000" style:font-name="DejaVu Sans" fo:font-weight="normal" style:font-weight-asian="normal" style:font-name-complex="Times New Roman1" style:font-weight-complex="normal"/>
    </style:style>
    <style:style style:name="P41" style:family="paragraph" style:parent-style-name="ayet">
      <style:paragraph-properties fo:margin-left="0cm" fo:margin-right="0.3cm" fo:text-indent="1cm" style:auto-text-indent="false" style:writing-mode="lr-tb"/>
      <style:text-properties style:font-name="DejaVu Sans"/>
    </style:style>
    <style:style style:name="P42" style:family="paragraph" style:parent-style-name="ayet">
      <style:paragraph-properties fo:margin-left="0cm" fo:margin-right="0.3cm" fo:line-height="0.564cm" fo:text-indent="1cm" style:auto-text-indent="false" style:writing-mode="lr-tb"/>
      <style:text-properties style:font-name="DejaVu Sans"/>
    </style:style>
    <style:style style:name="P43" style:family="paragraph" style:parent-style-name="ayet">
      <style:paragraph-properties fo:margin-left="0cm" fo:margin-right="0.3cm" fo:line-height="0.564cm" fo:text-align="center" style:justify-single-word="false" fo:text-indent="1cm" style:auto-text-indent="false" style:writing-mode="lr-tb"/>
      <style:text-properties style:font-name="DejaVu Sans"/>
    </style:style>
    <style:style style:name="P44" style:family="paragraph" style:parent-style-name="ayet">
      <style:paragraph-properties fo:margin-left="0cm" fo:margin-right="0.3cm" fo:text-align="center" style:justify-single-word="false" fo:text-indent="1cm" style:auto-text-indent="false" style:writing-mode="lr-tb"/>
      <style:text-properties style:font-name="DejaVu Sans"/>
    </style:style>
    <style:style style:name="P45" style:family="paragraph" style:parent-style-name="ayet">
      <style:paragraph-properties fo:margin-left="0cm" fo:margin-right="0.3cm" fo:text-indent="1cm" style:auto-text-indent="false" fo:break-before="page" style:writing-mode="lr-tb"/>
      <style:text-properties style:font-name="DejaVu Sans"/>
    </style:style>
    <style:style style:name="P46" style:family="paragraph" style:parent-style-name="ayet">
      <style:paragraph-properties fo:margin-left="0cm" fo:margin-right="0.3cm" fo:text-align="center" style:justify-single-word="false" fo:text-indent="1cm" style:auto-text-indent="false" fo:break-before="page" style:writing-mode="lr-tb"/>
      <style:text-properties style:font-name="DejaVu Sans"/>
    </style:style>
    <style:style style:name="P47" style:family="paragraph" style:parent-style-name="ayet">
      <style:paragraph-properties fo:margin-left="0cm" fo:margin-right="0.3cm" fo:line-height="0.564cm" fo:text-indent="1cm" style:auto-text-indent="false" fo:break-before="page" style:writing-mode="lr-tb"/>
      <style:text-properties style:font-name="DejaVu Sans"/>
    </style:style>
    <style:style style:name="P48" style:family="paragraph" style:parent-style-name="ayet">
      <style:paragraph-properties fo:margin-left="1cm" fo:margin-right="0.3cm" fo:text-align="center" style:justify-single-word="false" fo:text-indent="0cm" style:auto-text-indent="false" style:writing-mode="lr-tb"/>
      <style:text-properties style:font-name="DejaVu Sans"/>
    </style:style>
    <style:style style:name="P49" style:family="paragraph" style:parent-style-name="ayet">
      <style:paragraph-properties fo:margin-left="1cm" fo:margin-right="0.3cm" fo:text-align="center" style:justify-single-word="false" fo:text-indent="0cm" style:auto-text-indent="false" fo:break-before="page" style:writing-mode="lr-tb"/>
      <style:text-properties style:font-name="DejaVu Sans"/>
    </style:style>
    <style:style style:name="P50" style:family="paragraph" style:parent-style-name="baslik">
      <style:paragraph-properties fo:margin-left="0cm" fo:margin-right="0.3cm" fo:margin-top="0cm" fo:margin-bottom="0cm" loext:contextual-spacing="false" fo:text-align="justify" style:justify-single-word="false" fo:text-indent="1cm" style:auto-text-indent="false" style:writing-mode="lr-tb"/>
      <style:text-properties style:font-name="DejaVu Sans"/>
    </style:style>
    <style:style style:name="P51"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DejaVu Sans"/>
    </style:style>
    <style:style style:name="P52" style:family="paragraph" style:parent-style-name="metin_20_yazi">
      <style:paragraph-properties fo:margin-left="0cm" fo:margin-right="0.3cm" fo:line-height="0.564cm" fo:text-indent="0cm" style:auto-text-indent="false" style:writing-mode="lr-tb"/>
      <style:text-properties style:font-name="DejaVu Sans"/>
    </style:style>
    <style:style style:name="P53" style:family="paragraph" style:parent-style-name="metin_20_yazi">
      <style:paragraph-properties fo:margin-left="0cm" fo:margin-right="0.3cm" fo:line-height="0.564cm" fo:text-indent="1cm" style:auto-text-indent="false" style:writing-mode="lr-tb"/>
      <style:text-properties style:font-name="DejaVu Sans"/>
    </style:style>
    <style:style style:name="P54" style:family="paragraph" style:parent-style-name="text">
      <style:paragraph-properties fo:margin-left="0cm" fo:margin-right="0.3cm" fo:line-height="0.564cm" fo:text-indent="0cm" style:auto-text-indent="false" style:writing-mode="lr-tb"/>
      <style:text-properties fo:color="#000000" style:font-name="DejaVu Sans" style:font-name-complex="Times New Roman1"/>
    </style:style>
    <style:style style:name="P55" style:family="paragraph" style:parent-style-name="text">
      <style:paragraph-properties fo:margin-left="0cm" fo:margin-right="0.3cm" fo:text-indent="0cm" style:auto-text-indent="false" style:writing-mode="lr-tb"/>
      <style:text-properties style:font-name="DejaVu Sans"/>
    </style:style>
    <style:style style:name="P56" style:family="paragraph" style:parent-style-name="text">
      <style:paragraph-properties fo:margin-left="0cm" fo:margin-right="0.3cm" fo:text-indent="0cm" style:auto-text-indent="false" fo:break-before="page" style:writing-mode="lr-tb"/>
      <style:text-properties style:font-name="DejaVu Sans"/>
    </style:style>
    <style:style style:name="T1" style:family="text">
      <style:text-properties fo:color="#000000" style:font-name="Times New Roman" fo:font-size="36pt" fo:font-weight="bold" style:font-size-asian="36pt" style:font-weight-asian="bold" style:font-name-complex="Times New Roman1" style:font-size-complex="36pt" style:font-weight-complex="bold"/>
    </style:style>
    <style:style style:name="T2" style:family="text">
      <style:text-properties fo:color="#000000" style:font-name="Times New Roman" fo:font-weight="bold" style:font-weight-asian="bold" style:font-name-complex="Times New Roman1" style:font-weight-complex="bold"/>
    </style:style>
    <style:style style:name="T3" style:family="text">
      <style:text-properties fo:color="#000000" style:font-name="Times New Roman" fo:font-size="26pt" fo:font-weight="bold" style:font-size-asian="26pt" style:font-weight-asian="bold" style:font-name-complex="Times New Roman1" style:font-size-complex="26pt" style:font-weight-complex="bold"/>
    </style:style>
    <style:style style:name="T4" style:family="text">
      <style:text-properties fo:color="#000000" style:font-name="Times New Roman" fo:font-size="11pt" style:font-size-asian="11pt" style:font-name-complex="Times New Roman1" style:font-size-complex="11pt"/>
    </style:style>
    <style:style style:name="T5" style:family="text">
      <style:text-properties fo:color="#000000" style:font-name="Times New Roman" fo:font-size="11pt" fo:font-style="italic" style:font-size-asian="11pt" style:font-style-asian="italic" style:font-name-complex="Times New Roman1" style:font-size-complex="11pt" style:font-style-complex="italic"/>
    </style:style>
    <style:style style:name="T6" style:family="text">
      <style:text-properties fo:color="#000000" style:font-name="Times New Roman" fo:font-size="11pt" fo:font-style="italic" fo:font-weight="bold" style:letter-kerning="true" style:font-size-asian="11pt" style:font-style-asian="italic" style:font-weight-asian="bold" style:font-name-complex="Times New Roman1" style:font-size-complex="11pt" style:font-style-complex="italic" style:font-weight-complex="bold"/>
    </style:style>
    <style:style style:name="T7" style:family="text">
      <style:text-properties fo:color="#000000" style:font-name="Times New Roman" fo:font-size="11pt" fo:font-weight="bold" style:font-size-asian="11pt" style:font-weight-asian="bold" style:font-name-complex="Times New Roman1" style:font-size-complex="11pt" style:font-weight-complex="bold"/>
    </style:style>
    <style:style style:name="T8" style:family="text">
      <style:text-properties fo:color="#000000" style:font-name="Times New Roman" fo:font-size="11pt" fo:font-weight="bold" style:letter-kerning="true" style:font-size-asian="11pt" style:font-weight-asian="bold" style:font-name-complex="Times New Roman1" style:font-size-complex="11pt" style:font-weight-complex="bold"/>
    </style:style>
    <style:style style:name="T9" style:family="text">
      <style:text-properties fo:color="#000000" style:font-name="Times New Roman" fo:font-size="11pt" style:letter-kerning="true" style:font-size-asian="11pt" style:font-name-complex="Times New Roman1" style:font-size-complex="11pt"/>
    </style:style>
    <style:style style:name="T10" style:family="text">
      <style:text-properties fo:color="#000000" style:font-name="Times New Roman" fo:font-size="18pt" fo:font-weight="bold" style:font-size-asian="18pt" style:font-weight-asian="bold" style:font-name-complex="Times New Roman1" style:font-size-complex="18pt" style:font-weight-complex="bold"/>
    </style:style>
    <style:style style:name="T11" style:family="text">
      <style:text-properties fo:color="#000000" style:font-name="Times New Roman" fo:font-size="18pt" fo:letter-spacing="-0.009cm" fo:font-weight="bold" style:font-size-asian="18pt" style:font-weight-asian="bold" style:font-name-complex="Times New Roman1" style:font-size-complex="18pt" style:font-weight-complex="bold"/>
    </style:style>
    <style:style style:name="T12" style:family="text">
      <style:text-properties fo:color="#000000" style:font-name="Times New Roman" fo:font-size="18pt" fo:letter-spacing="0.035cm" style:font-size-asian="18pt" style:font-name-complex="Times New Roman1" style:font-size-complex="18pt"/>
    </style:style>
    <style:style style:name="T13" style:family="text">
      <style:text-properties fo:color="#000000" style:font-name="Times New Roman" fo:font-size="18pt" fo:letter-spacing="0.035cm" fo:font-weight="bold" style:font-size-asian="18pt" style:font-weight-asian="bold" style:font-name-complex="Times New Roman1" style:font-size-complex="18pt" style:font-weight-complex="bold"/>
    </style:style>
    <style:style style:name="T14" style:family="text">
      <style:text-properties fo:color="#000000" style:font-name="Times New Roman" fo:font-size="18pt" fo:letter-spacing="0.044cm" fo:font-weight="bold" style:font-size-asian="18pt" style:font-weight-asian="bold" style:font-name-complex="Times New Roman1" style:font-size-complex="18pt" style:font-weight-complex="bold"/>
    </style:style>
    <style:style style:name="T15" style:family="text">
      <style:text-properties fo:color="#000000" style:font-name="Times New Roman" style:font-name-complex="Times New Roman1"/>
    </style:style>
    <style:style style:name="T16" style:family="text">
      <style:text-properties fo:color="#000000" style:font-name="Times New Roman" fo:letter-spacing="0.053cm" fo:font-weight="bold" style:font-weight-asian="bold" style:font-name-complex="Times New Roman1" style:font-weight-complex="bold"/>
    </style:style>
    <style:style style:name="T17" style:family="text">
      <style:text-properties fo:color="#000000" style:font-name="Times New Roman" fo:font-style="italic" style:font-style-asian="italic" style:font-name-complex="Times New Roman1" style:font-style-complex="italic"/>
    </style:style>
    <style:style style:name="T18" style:family="text">
      <style:text-properties fo:color="#000000" style:font-name="Times New Roman" fo:font-style="italic" fo:font-weight="bold" style:font-style-asian="italic" style:font-weight-asian="bold" style:font-name-complex="Times New Roman1" style:font-style-complex="italic" style:font-weight-complex="bold"/>
    </style:style>
    <style:style style:name="T19" style:family="text">
      <style:text-properties fo:color="#000000" style:font-name="Times New Roman" fo:font-size="16pt" style:font-size-asian="16pt" style:font-name-complex="Times New Roman1" style:font-size-complex="16pt"/>
    </style:style>
    <style:style style:name="T20" style:family="text">
      <style:text-properties fo:color="#000000" style:font-name="Times New Roman" fo:font-size="16pt" fo:font-weight="bold" style:letter-kerning="true" style:font-size-asian="16pt" style:font-weight-asian="bold" style:font-name-complex="Times New Roman1" style:font-size-complex="16pt" style:font-weight-complex="bold"/>
    </style:style>
    <style:style style:name="T21" style:family="text">
      <style:text-properties fo:color="#000000" style:font-name="Times New Roman" fo:letter-spacing="-0.009cm" style:font-name-complex="Times New Roman1"/>
    </style:style>
    <style:style style:name="T22" style:family="text">
      <style:text-properties fo:color="#000000" style:font-name="Times New Roman" fo:font-size="14pt" style:font-size-asian="14pt" style:font-name-complex="Times New Roman1" style:font-size-complex="14pt"/>
    </style:style>
    <style:style style:name="T23" style:family="text">
      <style:text-properties fo:color="#000000" style:text-position="18% 100%" style:font-name="Times New Roman" style:font-name-complex="Times New Roman1"/>
    </style:style>
    <style:style style:name="T24" style:family="text">
      <style:text-properties fo:color="#000000" style:text-position="18% 100%" style:font-name="Times New Roman" fo:font-size="11pt" fo:font-style="normal" style:font-size-asian="11pt" style:font-style-asian="normal" style:font-name-complex="Times New Roman1" style:font-size-complex="11pt" style:font-style-complex="normal"/>
    </style:style>
    <style:style style:name="T25" style:family="text">
      <style:text-properties fo:color="#000000" style:text-position="18% 100%" style:font-name="Times New Roman" fo:font-size="11pt" fo:font-style="italic" fo:font-weight="bold" style:letter-kerning="true" style:font-size-asian="11pt" style:font-style-asian="italic" style:font-weight-asian="bold" style:font-name-complex="Times New Roman1" style:font-size-complex="11pt" style:font-style-complex="italic" style:font-weight-complex="bold"/>
    </style:style>
    <style:style style:name="T26" style:family="text">
      <style:text-properties fo:color="#000000" style:text-position="18% 100%" style:font-name-complex="Times New Roman1"/>
    </style:style>
    <style:style style:name="T27" style:family="text">
      <style:text-properties fo:color="#000000" style:text-position="18% 100%" fo:font-size="11pt" fo:font-style="normal" style:font-size-asian="11pt" style:font-style-asian="normal" style:font-name-complex="Times New Roman1" style:font-size-complex="11pt" style:font-style-complex="normal"/>
    </style:style>
    <style:style style:name="T28" style:family="text">
      <style:text-properties fo:color="#000000" style:text-position="18% 100%" fo:font-size="11pt" fo:font-style="italic" fo:font-weight="bold" style:letter-kerning="true" style:font-size-asian="11pt" style:font-style-asian="italic" style:font-weight-asian="bold" style:font-name-complex="Times New Roman1" style:font-size-complex="11pt" style:font-style-complex="italic" style:font-weight-complex="bold"/>
    </style:style>
    <style:style style:name="T29" style:family="text">
      <style:text-properties fo:color="#000000" style:text-position="27% 100%" style:font-name="Times New Roman" style:font-name-complex="Times New Roman1"/>
    </style:style>
    <style:style style:name="T30" style:family="text">
      <style:text-properties fo:color="#000000" style:text-position="27% 100%" style:font-name-complex="Times New Roman1"/>
    </style:style>
    <style:style style:name="T31" style:family="text">
      <style:text-properties fo:color="#000000" fo:font-size="36pt" fo:font-weight="bold" style:font-size-asian="36pt" style:font-weight-asian="bold" style:font-name-complex="Times New Roman1" style:font-size-complex="36pt" style:font-weight-complex="bold"/>
    </style:style>
    <style:style style:name="T32" style:family="text">
      <style:text-properties fo:color="#000000" fo:font-weight="bold" style:font-weight-asian="bold" style:font-name-complex="Times New Roman1" style:font-weight-complex="bold"/>
    </style:style>
    <style:style style:name="T33" style:family="text">
      <style:text-properties fo:color="#000000" fo:font-size="26pt" fo:font-weight="bold" style:font-size-asian="26pt" style:font-weight-asian="bold" style:font-name-complex="Times New Roman1" style:font-size-complex="26pt" style:font-weight-complex="bold"/>
    </style:style>
    <style:style style:name="T34" style:family="text">
      <style:text-properties fo:color="#000000" fo:font-size="11pt" style:font-size-asian="11pt" style:font-name-complex="Times New Roman1" style:font-size-complex="11pt"/>
    </style:style>
    <style:style style:name="T35" style:family="text">
      <style:text-properties fo:color="#000000" fo:font-size="11pt" fo:font-style="italic" style:font-size-asian="11pt" style:font-style-asian="italic" style:font-name-complex="Times New Roman1" style:font-size-complex="11pt" style:font-style-complex="italic"/>
    </style:style>
    <style:style style:name="T36" style:family="text">
      <style:text-properties fo:color="#000000" fo:font-size="11pt" fo:font-style="italic" fo:font-weight="bold" style:letter-kerning="true" style:font-size-asian="11pt" style:font-style-asian="italic" style:font-weight-asian="bold" style:font-name-complex="Times New Roman1" style:font-size-complex="11pt" style:font-style-complex="italic" style:font-weight-complex="bold"/>
    </style:style>
    <style:style style:name="T37" style:family="text">
      <style:text-properties fo:color="#000000" fo:font-size="11pt" fo:font-weight="bold" style:font-size-asian="11pt" style:font-weight-asian="bold" style:font-name-complex="Times New Roman1" style:font-size-complex="11pt" style:font-weight-complex="bold"/>
    </style:style>
    <style:style style:name="T38" style:family="text">
      <style:text-properties fo:color="#000000" fo:font-size="11pt" fo:font-weight="bold" style:letter-kerning="true" style:font-size-asian="11pt" style:font-weight-asian="bold" style:font-name-complex="Times New Roman1" style:font-size-complex="11pt" style:font-weight-complex="bold"/>
    </style:style>
    <style:style style:name="T39" style:family="text">
      <style:text-properties fo:color="#000000" fo:font-size="11pt" style:letter-kerning="true" style:font-size-asian="11pt" style:font-name-complex="Times New Roman1" style:font-size-complex="11pt"/>
    </style:style>
    <style:style style:name="T40" style:family="text">
      <style:text-properties fo:color="#000000" fo:font-size="18pt" fo:font-weight="bold" style:font-size-asian="18pt" style:font-weight-asian="bold" style:font-name-complex="Times New Roman1" style:font-size-complex="18pt" style:font-weight-complex="bold"/>
    </style:style>
    <style:style style:name="T41" style:family="text">
      <style:text-properties fo:color="#000000" fo:font-size="18pt" fo:letter-spacing="-0.009cm" fo:font-weight="bold" style:font-size-asian="18pt" style:font-weight-asian="bold" style:font-name-complex="Times New Roman1" style:font-size-complex="18pt" style:font-weight-complex="bold"/>
    </style:style>
    <style:style style:name="T42" style:family="text">
      <style:text-properties fo:color="#000000" fo:font-size="18pt" fo:letter-spacing="0.035cm" style:font-size-asian="18pt" style:font-name-complex="Times New Roman1" style:font-size-complex="18pt"/>
    </style:style>
    <style:style style:name="T43" style:family="text">
      <style:text-properties fo:color="#000000" fo:font-size="18pt" fo:letter-spacing="0.035cm" fo:font-weight="bold" style:font-size-asian="18pt" style:font-weight-asian="bold" style:font-name-complex="Times New Roman1" style:font-size-complex="18pt" style:font-weight-complex="bold"/>
    </style:style>
    <style:style style:name="T44" style:family="text">
      <style:text-properties fo:color="#000000" fo:font-size="18pt" fo:letter-spacing="0.044cm" fo:font-weight="bold" style:font-size-asian="18pt" style:font-weight-asian="bold" style:font-name-complex="Times New Roman1" style:font-size-complex="18pt" style:font-weight-complex="bold"/>
    </style:style>
    <style:style style:name="T45" style:family="text">
      <style:text-properties fo:color="#000000" style:font-name-complex="Times New Roman1"/>
    </style:style>
    <style:style style:name="T46" style:family="text">
      <style:text-properties fo:color="#000000" fo:letter-spacing="0.053cm" fo:font-weight="bold" style:font-weight-asian="bold" style:font-name-complex="Times New Roman1" style:font-weight-complex="bold"/>
    </style:style>
    <style:style style:name="T47" style:family="text">
      <style:text-properties fo:color="#000000" fo:font-style="italic" style:font-style-asian="italic" style:font-name-complex="Times New Roman1" style:font-style-complex="italic"/>
    </style:style>
    <style:style style:name="T48" style:family="text">
      <style:text-properties fo:color="#000000" fo:font-style="italic" fo:font-weight="bold" style:font-style-asian="italic" style:font-weight-asian="bold" style:font-name-complex="Times New Roman1" style:font-style-complex="italic" style:font-weight-complex="bold"/>
    </style:style>
    <style:style style:name="T49" style:family="text">
      <style:text-properties fo:color="#000000" fo:font-size="16pt" style:font-size-asian="16pt" style:font-name-complex="Times New Roman1" style:font-size-complex="16pt"/>
    </style:style>
    <style:style style:name="T50" style:family="text">
      <style:text-properties fo:color="#000000" fo:font-size="16pt" fo:font-weight="bold" style:letter-kerning="true" style:font-size-asian="16pt" style:font-weight-asian="bold" style:font-name-complex="Times New Roman1" style:font-size-complex="16pt" style:font-weight-complex="bold"/>
    </style:style>
    <style:style style:name="T51" style:family="text">
      <style:text-properties fo:color="#000000" fo:letter-spacing="-0.009cm" style:font-name-complex="Times New Roman1"/>
    </style:style>
    <style:style style:name="T52" style:family="text">
      <style:text-properties fo:color="#000000" fo:font-size="14pt" style:font-size-asian="14pt" style:font-name-complex="Times New Roman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1"/>
      <text:p text:style-name="P11"/>
      <text:p text:style-name="P3"/>
      <text:p text:style-name="P3"/>
      <text:p text:style-name="P31">THE</text:p>
      <text:p text:style-name="P31">SECRET</text:p>
      <text:p text:style-name="P31">BEHIND OUR</text:p>
      <text:p text:style-name="P31">TRIALS</text:p>
      <text:p text:style-name="P14"/>
      <text:p text:style-name="P8"><text:span text:style-name="T32">Every self will taste death. We test </text:span></text:p>
      <text:p text:style-name="P8"><text:span text:style-name="T32">you with both good and evil as a trial.</text:span></text:p>
      <text:p text:style-name="P8"><text:span text:style-name="T32">And you will be returned to Us.</text:span></text:p>
      <text:p text:style-name="P8"><text:span text:style-name="T32">(Qur'an, 21:35)</text:span></text:p>
      <text:p text:style-name="P5"/>
      <text:p text:style-name="P5"/>
      <text:p text:style-name="P5"/>
      <text:p text:style-name="P5"/>
      <text:p text:style-name="P16"><text:span text:style-name="T33">HARUN YAHYA</text:span></text:p>
      <text:p text:style-name="P17"><text:soft-page-break/></text:p>
      <text:p text:style-name="P21"/>
      <text:p text:style-name="P13"/>
      <text:p text:style-name="P13"/>
      <text:p text:style-name="P13"/>
      <text:p text:style-name="P17"><text:span text:style-name="T34">Published by</text:span></text:p>
      <text:p text:style-name="P17"><text:span text:style-name="T34">GLOBALPUBLISHING</text:span></text:p>
      <text:p text:style-name="P17"><text:span text:style-name="T34">Gursel Mh. Darulaceze Cd. No: 9</text:span></text:p>
      <text:p text:style-name="P17"><text:span text:style-name="T34">Funya Sk. Eksioglu Is Merkezi B Blok</text:span></text:p>
      <text:p text:style-name="P17"><text:span text:style-name="T34">D: 5 Okmeydani-Istanbul/Turkey</text:span></text:p>
      <text:p text:style-name="P17"><text:span text:style-name="T34">Phone: (+90 212) 320 86 00</text:span></text:p>
      <text:p text:style-name="P13"/>
      <text:p text:style-name="P17"><text:span text:style-name="T34">ISBN</text:span></text:p>
      <text:p text:style-name="P13"/>
      <text:p text:style-name="P17"><text:span text:style-name="T34">September, 2004</text:span></text:p>
      <text:p text:style-name="P13"/>
      <text:p text:style-name="P17"><text:span text:style-name="T34">By Harun Yahya</text:span></text:p>
      <text:p text:style-name="P17"><text:span text:style-name="T34">Translated by Ron Evans</text:span></text:p>
      <text:p text:style-name="P17"><text:span text:style-name="T34">Edited by Jay Willoughby</text:span></text:p>
      <text:p text:style-name="P13"/>
      <text:p text:style-name="P17"><text:span text:style-name="T34">Printed and bound by Secil Ofset in Istanbul</text:span></text:p>
      <text:p text:style-name="P17"><text:span text:style-name="T34">100 Yil Mah. MAS-SIT Matbaacilar Sitesi 4. Cadde No: 77</text:span></text:p>
      <text:p text:style-name="P17"><text:span text:style-name="T34">Bagcilar-Istanbul/Turkey</text:span></text:p>
      <text:p text:style-name="P17"><text:span text:style-name="T34">Phone: (+90 212) 629 06 15</text:span></text:p>
      <text:p text:style-name="P13"/>
      <text:p text:style-name="P29"><text:span text:style-name="T34">All translations from the Qur'an are from </text:span><text:span text:style-name="T35">The Noble Qur'an: a New Rendering of its Meaning in English</text:span><text:span text:style-name="T34"> by Hajj Abdalhaqq and Aisha Bewley, published by Bookwork, Norwich, UK. 1420 CE/1999 AH.</text:span></text:p>
      <text:p text:style-name="P13"/>
      <text:p text:style-name="P17"><text:span text:style-name="T34">Abbreviations used:</text:span></text:p>
      <text:p text:style-name="P17"><text:span text:style-name="T35">(saas-sall-Allahu 'alyahi wa sallam)</text:span><text:span text:style-name="T34">: May Allah bless him and</text:span></text:p>
      <text:p text:style-name="P17"><text:span text:style-name="T34">grant him peace (following a reference to the Prophet Muhammad)</text:span></text:p>
      <text:p text:style-name="P17"><text:span text:style-name="T35">(as-'alayhi's-salam)</text:span><text:span text:style-name="T34">: Peace be upon him (following a reference</text:span></text:p>
      <text:p text:style-name="P17"><text:span text:style-name="T34">to the prophets or angels)</text:span></text:p>
      <text:p text:style-name="P13"/>
      <text:p text:style-name="P17"><text:span text:style-name="T37">www.harunyahya.com</text:span></text:p>
      <text:p text:style-name="P4"/>
      <text:p text:style-name="P11"/>
      <text:p text:style-name="P18"/>
      <text:p text:style-name="P23"/>
      <text:p text:style-name="P20"><text:span text:style-name="T40">CONTENTS</text:span></text:p>
      <text:p text:style-name="P15"/>
      <text:p text:style-name="P15"/>
      <text:p text:style-name="P19"><text:span text:style-name="T34">Introduction<text:tab/></text:span></text:p>
      <text:p text:style-name="P12"/>
      <text:p text:style-name="P19"><text:span text:style-name="T34">The World Is a Place of Testing <text:tab/></text:span></text:p>
      <text:p text:style-name="P12"/>
      <text:p text:style-name="P19"><text:span text:style-name="T34">The Great Secret<text:tab/></text:span></text:p>
      <text:p text:style-name="P12"/>
      <text:p text:style-name="P19"><text:span text:style-name="T34">The Muslim of Difficult Times<text:tab/></text:span></text:p>
      <text:p text:style-name="P12"/>
      <text:p text:style-name="P19"><text:span text:style-name="T34">How Unbelievers Act when Faced with Difficulty<text:tab/></text:span></text:p>
      <text:p text:style-name="P12"/>
      <text:p text:style-name="P19"><text:span text:style-name="T34">This Testing Continues until Death<text:tab/></text:span></text:p>
      <text:p text:style-name="P12"/>
      <text:p text:style-name="P19"><text:span text:style-name="T34">Conclusion<text:tab/></text:span></text:p>
      <text:p text:style-name="P12"/>
      <text:p text:style-name="P19"><text:span text:style-name="T34">The Deception of Evolution<text:tab/></text:span></text:p>
      <text:p text:style-name="P16"/>
      <text:p text:style-name="P24"><text:span text:style-name="T41">ABOUT THE AUTHOR</text:span></text:p>
      <text:p text:style-name="P11"/>
      <text:p text:style-name="P11"/>
      <text:p text:style-name="P18"><text:span text:style-name="T34">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18"><text:span text:style-name="T34">His penname is a composite of the names </text:span><text:span text:style-name="T35">Harun</text:span><text:span text:style-name="T34"> (Aaron) and </text:span><text:span text:style-name="T35">Yahya</text:span><text:span text:style-name="T34"> (John),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18"><text:span text:style-name="T34">All of Harun Yahya's works share one single goal: to convey the Qur'an's message, encourage readers to consider basic faith-related issues such as Allah's Existence and Unity and the Hereafter; and to expose godless systems' feeble foundations and perverted ideologies. </text:span></text:p>
      <text:p text:style-name="P18"><text:span text:style-name="T34">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18"><text:span text:style-name="T3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18"><text:span text:style-name="T34">This is no doubt a result of the Qur'an's wisdom and lucidity. The author modestly intends to serve as a means in humanity's search for Allah's right path. No material gain is sought in the publication of these works.</text:span></text:p>
      <text:p text:style-name="P18"><text:soft-page-break/><text:span text:style-name="T34">Those who encourage others to read these books, to open their minds and hearts and guide them to become more devoted servants of Allah, render an invaluable service. </text:span></text:p>
      <text:p text:style-name="P18"><text:span text:style-name="T34">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18"><text:span text:style-name="T3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18"><text:span text:style-name="T34">In this effort, the books of Harun Yahya assume a leading role. By the will of Allah, these books will be a means through which people in the twentyfirst century will attain the peace, justice, and happiness promised in the Qur'an.</text:span></text:p>
      <text:p text:style-name="P11"/>
      <text:p text:style-name="P11"/>
      <text:p text:style-name="P16"/>
      <text:p text:style-name="P24"><text:span text:style-name="T41">TO THE READER</text:span></text:p>
      <text:p text:style-name="P11"/>
      <text:p text:style-name="P11"/>
      <text:p text:style-name="P18"><text:span text:style-name="T34">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11"/>
      <text:p text:style-name="P18"><text:span text:style-name="T3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11"/>
      <text:p text:style-name="P18"><text:span text:style-name="T34">This and all the other books by the author can be read individually, or discussed in a group. Readers eager to profit from the books will find discussion very useful, letting them relate their reflections and experiences to one another. </text:span></text:p>
      <text:p text:style-name="P11"/>
      <text:p text:style-name="P18"><text:span text:style-name="T3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11"/>
      <text:p text:style-name="P18"><text:span text:style-name="T34">We hope the reader will look through the reviews of his other books at the back of this book. His rich source material on faith-related issues is very useful, and a pleasure to read. </text:span></text:p>
      <text:p text:style-name="P11"/>
      <text:p text:style-name="P18"><text:span text:style-name="T3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11"/>
      <text:p text:style-name="P37"/>
      <text:p text:style-name="P37"/>
      <text:p text:style-name="P50"><text:soft-page-break/></text:p>
      <text:p text:style-name="P51"><text:span text:style-name="T45">INTRODUCTION</text:span></text:p>
      <text:p text:style-name="P11"/>
      <text:p text:style-name="P11"/>
      <text:p text:style-name="P7"><text:soft-page-break/><text:span text:style-name="T46">T</text:span><text:span text:style-name="T45">here must be something in your life that you have spent a lot of time and energy to get. Think of when you were in school, a time of frequent exams taken to prepare yourself for entrance into the university of your choice. Most young people regard such exams as turning points in their lives, because these exams will determine the shape of their future. They prepare for years for this event, give up their sleep and special activities, vacations, and other entertainment. Totally focused on entering their chosen university, they remain patient and determined to achieve this goal.</text:span></text:p>
      <text:p text:style-name="P7"><text:span text:style-name="T45">Now, consider the situation of those people whose most important aim is to own a nice house. In order to afford their dream home, they must first have the financial ability to buy it. Therefore, they will work day and night to get a good job and then move on to higher positions and larger salaries. After years of self-sacrifice, they will be able to buy or build their dream house.</text:span></text:p>
      <text:p text:style-name="P7"><text:span text:style-name="T45">As these examples show, people often have to work with great determination for years in order to overcome all of the obstacles standing between them and the object or goal to which they attach such value. Furthermore, if people pursue financial power, social respect, reputation, or a particular career, they will have to exert serious effort in the face of various setbacks and, as they say, "give something of themselves."</text:span></text:p>
      <text:p text:style-name="P7"><text:span text:style-name="T45">But here we must consider an important point: The above examples are about the transitory pleasures of this worldly life, all of which will disappear with the person’s death or may be lost suddenly due to some unexpected mishap. For example, a young person who spends years working assiduously to pass an exam may be killed in an accident before taking that exam. Or, a person’s effort and energy expended in the quest of buying a house may be disastrously undone in an instant through fire.</text:span></text:p>
      <text:p text:style-name="P7"><text:span text:style-name="T45">All of the pleasures sought after in this earthly life, no matter how hard we may work for them, are transitory. But there is also a real and genuine life of endless pleasure, one that will never be lost or consumed, one that human beings will enjoy for eternity: the life after death that believers work so hard in this life to attain. They regard this goal as being far more important than anything else and always keep it before their eyes.</text:span></text:p>
      <text:p text:style-name="P7"><text:soft-page-break/><text:span text:style-name="T45">So, this worldly life is a "testing ground" that human beings must go through to determine which type of eternal life they will experience in the Hereafter. While in this world, human beings take an exam to enter the Afterlife. In every case, the correct answer is to pursue Allah's good pleasure. In reality, life is no more than a transitory testing and training period created by Allah for each person. Throughout this period, human beings are responsible for pondering this reality in order to know our Lord, obey His commands, and seek His good pleasure. They are also responsible for showing grace, patience, and moral strength in the face of everything that happens to them while in this world. The great secret within this test is known only to believers: to be content in knowing that everything is a test from our Lord and to meet every eventuality with joyful enthusiasm.</text:span></text:p>
      <text:p text:style-name="P7"><text:span text:style-name="T45">Those who grasp this secret and live according to this hidden, but nevertheless clear, truth will gain an eternal and never-ending treasure. This book announces these truths to those who do not know this secret and so live their lives without ever thinking about reality, and reminds them that they should set for themselves a much greater goal than the things of this world.</text:span></text:p>
      <text:p text:style-name="P38"/>
      <text:p text:style-name="P42"><text:span text:style-name="T45">[Have we not] shown him the two highways? But he has not braved the steep ascent. What will convey to you what the steep ascent is? It is freeing a slave or feeding on a day of hunger an orphaned relative or a poor man in the dust; then to be one of those who believe and urge each other to steadfastness and urge each other to compassion. Those are the Companions of the Right. Those who reject Our signs, they are the Companions of the Left. Above them is a sealed vault of Fire. (Surat al-Balad, 10-20)</text:span></text:p>
      <text:p text:style-name="P38"/>
      <text:p text:style-name="P48"/>
      <text:p text:style-name="P49"><text:span text:style-name="T42">THE WORLD IS A PLACE </text:span><text:line-break/><text:span text:style-name="T42">OF TESTING</text:span></text:p>
      <text:p text:style-name="P6"/>
      <text:p text:style-name="P6"/>
      <text:p text:style-name="P7"><text:span text:style-name="T46">A</text:span><text:span text:style-name="T45">s with all living things, Allah created human beings for a purpose and explains that purpose in the Qur'an, which He sent down to guide all people: "</text:span><text:span text:style-name="T32">Did you suppose that We created you for amusement and that you would not return to Us?</text:span><text:span text:style-name="T45">" (Surah Ghafir, 115) and "</text:span><text:span text:style-name="T32">I only created jinn and man to worship Me</text:span><text:span text:style-name="T45">" (Surat adh-Dhariyat, 56). In other words, all people were created to serve Allah.</text:span></text:p>
      <text:p text:style-name="P7"><text:span text:style-name="T45">Human beings have a lifespan of roughly 60 to 70 years. But like an hourglass, time is constantly running out. Everyone will stay in this world for a length of time that is known only to Allah, for it follows the destiny that Allah has determined for it and which no person or thing can change.</text:span></text:p>
      <text:p text:style-name="P7"><text:span text:style-name="T45">Everything in this world will end when its time comes, for "</text:span><text:span text:style-name="T32">the life of this world, compared to the Hereafter, is only fleeting enjoyment</text:span><text:span text:style-name="T45">" (Surat ar-Ra`d, 26). Everything here grows old and diminishes as it rushes headlong toward destruction. Time destroys everyone and everything, and those who attach themselves to this transitory life stand to lose everything. That is why our Prophet (saas) recommended to people to think about death and said: "</text:span><text:span text:style-name="T47">Those who are most aware of death and prepare themselves for it. They are the wisest of people</text:span><text:span text:style-name="T45">."</text:span><text:span text:style-name="T26"> 1</text:span></text:p>
      <text:p text:style-name="P7"><text:span text:style-name="T45">In his works, the great Islamic scholar Bediuzzaman Said Nursi constantly reminded his readers that this earthly life is transitory and that everyone must work hard to attain the life of the Hereafter: </text:span></text:p>
      <text:p text:style-name="P2"><text:span text:style-name="T34">The world is a guest-house, and as for man, he remains there only a short time. He is a guest with many duties and in a brief lifetime is charged with preparing all the necessities for eternal life.</text:span><text:span text:style-name="T27"> 2</text:span></text:p>
      <text:p text:style-name="P7"><text:span text:style-name="T45"><text:s/>Bediuzzaman describes the shortness of human life as a temporary visit and, in another example, says that "human beings, like animals, have been given existence to perpetuate their life in the world." He then adds: </text:span></text:p>
      <text:p text:style-name="P2"><text:span text:style-name="T34">O my soul and my friend! Come to your senses! Do not spend the capital and potentialities of your life on pleasures of the flesh and this fleeting life like an animal, or </text:span><text:soft-page-break/><text:span text:style-name="T34">even lower. Otherwise, although you are fifty times superior with regard to capital than the highest animal, you will fall fifty times lower than the lowest.</text:span><text:span text:style-name="T27">3</text:span></text:p>
      <text:p text:style-name="P7"><text:span text:style-name="T45">As he says, human beings are endowed with such superior qualities as intelligence, conscience, and common sense. Thus, the purpose of their creation is clearly not to chase after the temporary pleasures of this short and highly deficient worldy life, but to attain the beauty of eternity by using their superior qualities to pass the tests in this world.</text:span></text:p>
      <text:p text:style-name="P7"><text:span text:style-name="T45">People are tested according to how they respond to what they encounter in the world, as well as how they exercise their moral characters and intentions. It is definitely not enough for them to say "I believe"; rather, they must show their faith through their actions and words. On the Day of Judgment, everything they have done, both public and private, will be revealed and they will have to give a detailed account. While doing so, they will not suffer any injustice, for the Qur'an says "</text:span><text:span text:style-name="T32">They will not be wronged by so much as the smallest speck</text:span><text:span text:style-name="T45">." (Surat an-Nisa', 49). Those whose good deeds weigh heavy in the balance will be received into the eternal beauties of Paradise, while those who chose the way of evil and oppression will find their reward in the eternal torment of Hell. Allah created this short life as a testing place, for: </text:span></text:p>
      <text:p text:style-name="P42"><text:span text:style-name="T45">He Who created death and life to test which of you is best in action. He is the Almighty, the Ever-Forgiving. (Surat al-Mulk, 2)</text:span></text:p>
      <text:p text:style-name="P4"/>
      <text:p text:style-name="P32"/>
      <text:p text:style-name="P33"><text:span text:style-name="T49">Exchanging Eternal Life for the Life of This World</text:span></text:p>
      <text:p text:style-name="P4"/>
      <text:p text:style-name="P7"><text:span text:style-name="T45">One of the greatest errors of non-religious people is the idea that the life of this world is permanent. Unaware that they are being tested, this world's beautiful things mislead them into thinking that what they acquire comes about as the result of their own effort and that they are, therefore, self-sufficient. People who live in unbelieving societies forget about the life in the Hereafter and so busy themselves with trying to attain those things that they think are so beautiful and valuable. In the Qur'an, Allah tells us about the desire for these baubles that bind people to this world: </text:span></text:p>
      <text:p text:style-name="P38"/>
      <text:p text:style-name="P42"><text:span text:style-name="T45">To humanity the love of worldly appetites is painted in glowing colors: women and children, and heaped-up mounds of gold and silver, horses with fine markings, livestock, and fertile farmland. All of that is merely the enjoyment of the life of this world. The best homecoming is in the presence of </text:span><text:soft-page-break/><text:span text:style-name="T45">Allah. Say: "Shall I tell you of something better than that?" Those who guard against evil will have Gardens with their Lord, with rivers flowing under them, remaining in them timelessly, forever; purified wives; and the Pleasure of Allah. Allah sees His servants. (Surah Al `Imran, 14-15)</text:span></text:p>
      <text:p text:style-name="P4"/>
      <text:p text:style-name="P7"><text:span text:style-name="T45">As this verse makes quite clear, people have many desires. But obtaining only these objects of desire is of no benefit to them, for their real life is the Hereafter, where they will remain for all eternity. The Qur'an explains this truth in the following verses: </text:span></text:p>
      <text:p text:style-name="P38"/>
      <text:p text:style-name="P42"><text:span text:style-name="T45">Make a metaphor for them of the life of this world. It is like water that We send down from the sky; the plants of the ground combine with it, but then become dry chaff scattered by the winds. Allah has absolute power over everything. Wealth and sons are the embellishment of the life of this world. But, in your Lord's sight, right actions that are lasting bring a better reward and are a better basis for hope. (Surat al-Kahf, 45-46)</text:span></text:p>
      <text:p text:style-name="P4"/>
      <text:p text:style-name="P7"><text:span text:style-name="T45">As this passage says, all of this world's riches, wealth, spouses, jewels, homes, fame, career, and other values are nothing more than a short and transitory dalliance, for they will end at a particular time. </text:span></text:p>
      <text:p text:style-name="P7"><text:span text:style-name="T45">But a large number of people do not realize that these things are transitory, and so immerse themselves in gathering more material goods, gaining more respect, finding the most attractive spouse, or becoming known as the most successful person in their respective professions. They are so passionately attached to these things that they completely forget about the eternal life. Perceiving death as destruction, they make no preparations for the afterlife.</text:span></text:p>
      <text:p text:style-name="P7"><text:span text:style-name="T45">However, as Bediuzzaman said, death is not a separation or a destruction; rather, it is the end of the trials of this world and the place where people receive the reward for what they have done: </text:span></text:p>
      <text:p text:style-name="P2"><text:span text:style-name="T34">Death is not terrifying as it appears to be superficially. Through the light afforded by the All-Wise Qur'an, in many parts of the Risale-i Nur we have proved in completely certain and indubitable fashion that for believers death is to be discharged from the burdensome duties of life. And for them it is a rest from worship, which is the instruction and training in the arena of trial of this world. It is also a means of their rejoining friends </text:span><text:soft-page-break/><text:span text:style-name="T34">and relations, ninety-nine out of a hundred of whom have already departed for the next world. And it is a means of entering their true homeland and eternal abodes of happiness. It is also an invitation to the gardens of Paradise from the dungeon of this world. And it is the time to receive their wage from the munificence of the Most Compassionate Creator in return for service rendered to Him. Since the reality of death is this, it should not be regarded as terrifying, but on the contrary, as the introduction to mercy and happiness. </text:span><text:span text:style-name="T27">4 </text:span></text:p>
      <text:p text:style-name="P7"><text:span text:style-name="T45">In other words, it is a big mistake to think that this world is our true homeland. Compared to eternity, this life does not even last a minute. In another place, Bediuzzaman gives an example of how senseless it would be to choose this world instead of the world to come: </text:span></text:p>
      <text:p text:style-name="P2"><text:span text:style-name="T34">Also, he speaks truly about a future in comparison with which the future in this world is like a tiny mirage. And he tells most seriously of a happiness in comparison with which all worldly happiness is but a fleeting flash of lightning in relation to an eternal sun. </text:span><text:span text:style-name="T27">5</text:span></text:p>
      <text:p text:style-name="P7"><text:span text:style-name="T45">So, unlike those who are far removed from the Qur'an's morality, Muslims do not rebel when confronted with death; rather, they welcome it with eager expectation, hoping to receive in the Afterlife the rewards for the good they have done in this world. They live in the joyful hope of entering Paradise, which is filled with fine and beautiful things.</text:span></text:p>
      <text:p text:style-name="P7"><text:span text:style-name="T45">The following verse reveals the state of those who focus only on the transitory life of this world: </text:span></text:p>
      <text:p text:style-name="P38"/>
      <text:p text:style-name="P42"><text:span text:style-name="T45">Those are the ones who have sold guidance for misguidance and forgiveness for punishment. How steadfastly they will endure the Fire! (Surat al-Baqara, 175)</text:span></text:p>
      <text:p text:style-name="P4"><text:soft-page-break/></text:p>
      <text:p text:style-name="P7"><text:span text:style-name="T45">These people, described in another verse as having "</text:span><text:span text:style-name="T32">purchased disbelief at the price of faith</text:span><text:span text:style-name="T45">," have fallen into great error. We can give another example to show how much these people have lost: </text:span></text:p>
      <text:p text:style-name="P7"><text:span text:style-name="T45">Think of two individuals, each of whom is given a lot of money to spend as he or she pleases. One of them spends this money carelessly and soon has nothing left, while the other person spends it in such a way that it provides permanent benefits for himself and humanity as a whole. When the first person is called to account, what will she feel, other than great sorrow?</text:span></text:p>
      <text:p text:style-name="P7"><text:span text:style-name="T45">So, all of the property, possessions, culture, renown, respect, beauty, and all other blessings given to human beings in this world are opportunities for a person to prepare for the afterlife. Realizing this, believers take full advantage of these opportunities.</text:span></text:p>
      <text:p text:style-name="P7"><text:span text:style-name="T45">Unbelievers are like those people who spent their money for nothing. They spend their short lifespan carelessly and then suffer a great loss in the eternal afterlife. The Qur'an describes their state, as follows: </text:span></text:p>
      <text:p text:style-name="P38"/>
      <text:p text:style-name="P42"><text:span text:style-name="T45">Say: "Shall I inform you of the greatest losers in their actions? People whose efforts in the life of this world are misguided while they suppose that they are doing good." Those are the people who reject their Lord's Signs and the meeting with Him. Their actions will come to nothing and, on the Day of Resurrection, We will not assign them any weight. (Surat al-Kahf, 103-5)</text:span></text:p>
      <text:p text:style-name="P7"><text:span text:style-name="T45">Those who are not fulfilled by this life and are aware that only the life to come is eternal know that this world's pleasures are transitory and, therefore, strive to attain the beauties of Paradise. So, they gain much in the trade they make with Allah, for: </text:span></text:p>
      <text:p text:style-name="P38"/>
      <text:p text:style-name="P42"><text:span text:style-name="T45">Allah has bought from the believers their souls and wealth in return for the Garden. They fight in the Way of Allah, and they kill and are killed. It is a promise binding on Him in the Torah, the Gospel, and the Qur'an, and who is truer to his contract than Allah? Rejoice, then, in the bargain you have made. That is the great victory. (Surat at-Tawba, 111)</text:span></text:p>
      <text:p text:style-name="P25"><text:soft-page-break/></text:p>
      <text:p text:style-name="P25"/>
      <text:p text:style-name="P26"><text:span text:style-name="T50">Allah Tries People with Good and Evil</text:span></text:p>
      <text:p text:style-name="P4"/>
      <text:p text:style-name="P7"><text:span text:style-name="T45">As we mentioned earlier, all people are tested throughout their lives in various ways. The Qur'an tells us that these trials may be by means of good or evil: </text:span></text:p>
      <text:p text:style-name="P38"/>
      <text:p text:style-name="P42"><text:span text:style-name="T45">We did not give any human being before you immortality. And if you die, will they then be immortal? Every person will taste death. We test you with both good and evil as a trial. And you will be returned to Us. (Surat al-Anbiya', 34-35)</text:span></text:p>
      <text:p text:style-name="P4"/>
      <text:p text:style-name="P7"><text:span text:style-name="T45">People may be tested by all sorts of things. For example, while enjoying the blessings of abundant wealth, they must be careful to practice the kind of morality that earns His good pleasure, turn toward Him in all of their intentions and actions, obey His commands, and follow His advice. If they become caught up in the world's transitory pleasures, wealth can make them oblivious to reality. But believers, no matter how many blessings they may enjoy, remain forever grateful to Allah. </text:span></text:p>
      <text:p text:style-name="P7"><text:span text:style-name="T45">People may also be tested by illness, disaster, pressures from the unbelievers, hurtful words, slander, entrapment, and cruel ridicule. But Muslims realize that all of these things are part of their testing, and so hold on to patience which ultimately leads to good.</text:span></text:p>
      <text:p text:style-name="P7"><text:span text:style-name="T45">As we said earlier, these individuals have made a good trade in exchanging the life of this world for the life of the Hereafter. According to the Qur'an, "</text:span><text:span text:style-name="T32">Know that your wealth and children are a trial, and that there is an immense reward with Allah</text:span><text:span text:style-name="T45">" (Surat al-Anfal, 28), they are aware that their lives and possessions all belong to Allah, and so any gain or loss never alters their moral character, their worldview, or their faithfulness to our Lord. Many verses describe this quality, among them the following: </text:span></text:p>
      <text:p text:style-name="P39"/>
      <text:p text:style-name="P42"><text:span text:style-name="T51">But the Messenger and those who believe along with him have striven with their wealth and with themselves. They are the people who will have the good things. They are the ones who are successful. Allah has prepared Gardens for </text:span><text:soft-page-break/><text:span text:style-name="T51">them with rivers flowing under them, remaining in them timelessly, forever. That is the great victory. (Surat at-Tawba, 88-89)</text:span></text:p>
      <text:p text:style-name="P38"/>
      <text:p text:style-name="P42"><text:span text:style-name="T45">The believers are only those who have believed in Allah and His Messenger, then have had no doubt and have striven with their wealth and themselves in the Way of Allah. They are the ones who are true to their word. (Surat al-Hujurat, 15)</text:span></text:p>
      <text:p text:style-name="P7"><text:span text:style-name="T45">We see in these verses that for Muslims, this world is a place where they must strive in the way of Allah to earn His good pleasure. Bediuzzaman tells us that this world is only a place of service, that people will pass through it being tried with difficulties and enjoyments, and that the reward for those who patiently endure frustration and disaster will be great. </text:span></text:p>
      <text:p text:style-name="P2"><text:span text:style-name="T37">This worldly realm is the field of testing, the abode of service. It is not the place of pleasure, reward, and requital. Considering, then, that it is the abode of service and place of worship, sicknesses and misfortunes—as long as they do not affect belief and are patiently endured—conform fully to service and worship, and even strengthen it. Since they make each hour’s worship equivalent to that of a day, one should offer thanks instead of complaining.</text:span><text:span text:style-name="T34"> Worship consists in fact of two kinds, positive and negative. What is meant by the positive is obvious. As for negative worship, this is when one afflicted with misfortune or sickness perceives his own weakness and helplessness, and turning to his Compassionate Sustainer, seeks refuge in Him, meditates upon Him, petitions Him, and thus offers a pure form of worship that no hypocrisy can penetrate. If he endures patiently, thinks of the reward attendant on misfortune and offers thanks, then each hour that he passes will count as a whole day spent in worship. His brief life becomes very long. There are even cases where a single minute is counted as equal to a whole day’s worship. </text:span><text:span text:style-name="T27">6</text:span></text:p>
      <text:p text:style-name="P7"><text:soft-page-break/><text:span text:style-name="T45">It is very important to ponder these wise words. As we said earlier, people are responsible for serving Allah and for submitting and remaining attached to Him in all circumstances. One way to show this attachment is to be patient in all difficulties and frustrations in this world. Moreover, such times may come along when least expected and last, or seem to last, for a long time. For example, a rich person may become poor, a successful person may encounter sudden failure, and another person may lose a loved one, become ill, or handicapped. But regardless of the test, Allah promises endless good things to those of His servants who patiently endure them.</text:span></text:p>
      <text:p text:style-name="P7"><text:span text:style-name="T45">For this reason, people must make the best use of every moment of time allotted to them in this world. Before doing any act or saying any word, they must ask if what they are about to do is the best way to earn Allah's good pleasure. But most importantly, they must avoid getting caught up in this world and forgetting that there is an Afterlife, and must not trade eternity for the sake of some transitory enjoyment. The way to attain endless good things is to turn to Allah: </text:span></text:p>
      <text:p text:style-name="P38"/>
      <text:p text:style-name="P42"><text:span text:style-name="T45">Everyone will taste death. You will be paid your wages in full on the Day of Resurrection. Anyone who is distanced from the Fire and admitted to the Garden has triumphed. The life of this world is just the enjoyment of delusion. You will be tested in your wealth and in yourselves, and you will hear many abusive words from those given the Book before you and from those who are idolaters. But if you are steadfast and guard against evil, that is the most resolute course to take. (Surah Al `Imran, 185-86)</text:span></text:p>
      <text:p text:style-name="P44"/>
      <text:p text:style-name="P46"><text:span text:style-name="T42">THE GREAT SECRET</text:span></text:p>
      <text:p text:style-name="P4"/>
      <text:p text:style-name="P4"/>
      <text:p text:style-name="P7"><text:span text:style-name="T45">Allah tells us that believers will undergo many tests in this world. For example, they will be tested in their personal lives and with their possessions, or will be confronted with traps set by unbelievers and be falsely accused. In other words, they may encounter difficulties at every stage in their lives. But the important thing is that they continue to practice the Qur'an's morality in difficult times, remember Allah without ceasing, give thanks, and realize that everything will turn out well. </text:span></text:p>
      <text:p text:style-name="P7"><text:span text:style-name="T45">Of course, it is easier to do these things when one is enjoying His blessings than when one is undergoing difficult times. But one of the main things that prove the strength of the Muslims' faith is their refusal to compromise their moral character. Muslims who patiently endure poverty, hunger, fear, personal and material loss, illness, threats from unbelievers, slander, and entrapment will receive a better reward for their moral excellence. </text:span></text:p>
      <text:p text:style-name="P7"><text:span text:style-name="T45">The Qur'an gives many examples of the entrapments and tyranny suffered by the Prophets and other devout Muslims. One example of this is the tyranny that Pharaoh exercised over his people. In the Qur'an, Allah says that this was a testing from Himself: </text:span></text:p>
      <text:p text:style-name="P38"/>
      <text:p text:style-name="P42"><text:span text:style-name="T45">Remember when We rescued you from the people of Pharaoh. They were inflicting an evil punishment on you—slaughtering your sons and letting your women live. In that there was a terrible trial for you from your Lord. (Surat al-Baqara, 49)</text:span></text:p>
      <text:p text:style-name="P4"/>
      <text:p text:style-name="P7"><text:span text:style-name="T45">As this verse says, everything that unbelievers do to prevent good is a test for believers. Their unwavering moral character, courage, and fortitude they display while enduring these trials will increase their reward and status in Paradise. The Qur'an tells us what kind of tests believers will undergo and the fine moral character they will display, as follows: </text:span></text:p>
      <text:p text:style-name="P38"/>
      <text:p text:style-name="P42"><text:span text:style-name="T45">We will test you with a certain amount of fear and hunger, and loss of wealth, life, and fruits. But give good news to the steadfast. Those who, when </text:span><text:soft-page-break/><text:span text:style-name="T45">disaster strikes them, say: "We belong to Allah, and to Him we will return." Those are the people who will have blessings and mercy from their Lord; they are the ones who are guided. (Surat al-Baqara, 155-57)</text:span></text:p>
      <text:p text:style-name="P4"/>
      <text:p text:style-name="P7"><text:span text:style-name="T45">The trust and submission described in these verses is a good example for all Muslims. But unbelievers cannot understand this patient trust, for they think that believers are just like themselves and behave according to their own misguided criteria. Thus, they think that believers will respond to abundant wealth by getting caught up in it, and will allow difficulties and frustration to make them so afraid that they will abandon their belief.</text:span></text:p>
      <text:p text:style-name="P7"><text:span text:style-name="T45">But this is a grave error on their part, for Muslims who understand the secret of this world's trials know that one of the finest things to do in such circumstances is to be patient. For those Muslims who practice the Qur'an's morality and do their best to inculcate this fine morality in others, all such troubles are a sign that they are on the right path. As a result, they increase their eagerness, joy, and determination to continue following His path.</text:span></text:p>
      <text:p text:style-name="P7"><text:span text:style-name="T51">In the Qur'an, Allah speaks of laws that have remained unchanged throughout history. One of them is that believers will encounter difficulty and frustration and be subjected to oppression by unbelievers. However, the unbelievers will never succeed in their aims: </text:span></text:p>
      <text:p text:style-name="P38"/>
      <text:p text:style-name="P42"><text:span text:style-name="T45">They were very near to scaring you from the land with the object of expelling you from it. But had they done so, they would only have remained there a short time after you. That was the pattern with those We sent before you as Our Messengers. You will not find any changing of Our pattern. (Surat al-Isra', 76-77)</text:span></text:p>
      <text:p text:style-name="P4"/>
      <text:p text:style-name="P7"><text:span text:style-name="T45">This is one of the secrets of this world's trials. Allah has warned Muslims of the many things that they will face, and has revealed that they will be able to enter Paradise only if they face the same difficulties as the preceding believers did:</text:span></text:p>
      <text:p text:style-name="P38"/>
      <text:p text:style-name="P42"><text:span text:style-name="T45">Or did you suppose that you would enter the Garden without facing the same as those who came before you? Poverty and illness afflicted them, and they were shaken to the point that the Messenger and those who believed with </text:span><text:soft-page-break/><text:span text:style-name="T45">him asked: "When is Allah's help coming?" Be assured that Allah's help is very near. (Surat al-Baqara, 214)</text:span></text:p>
      <text:p text:style-name="P4"/>
      <text:p text:style-name="P32"/>
      <text:p text:style-name="P33"><text:span text:style-name="T49">Submission to Destiny</text:span></text:p>
      <text:p text:style-name="P4"/>
      <text:p text:style-name="P7"><text:span text:style-name="T45">Another important secret is the reality of destiny. All Muslims know that Allah created everything with its own destiny and that everything happens only by His will, for He created all the varied components of human life. The Qur'an tells us that everything that occurs in the world, without exception, happens by His will: </text:span></text:p>
      <text:p text:style-name="P38"/>
      <text:p text:style-name="P42"><text:span text:style-name="T45">The keys of the Unseen are in His possession. No one knows them but Him. He knows everything in the land and sea. No leaf falls without His knowing it. There is no seed in the darkness of the soil, and nothing moist or dry, that is not in a Clear Book. (Surat al-An`am, 59)</text:span></text:p>
      <text:p text:style-name="P4"><text:soft-page-break/></text:p>
      <text:p text:style-name="P7"><text:span text:style-name="T45">No person can know the future, because all people are bound by time and can assess events only from the standpoint of the moment in which they are currently living. As they cannot know the future, they may not always be aware of the long-term significance or usefulness of what they are facing. But Allah, Who created time, is and therefore sees all from "outside time." Here we come to the reality of destiny, defined as Allah's knowledge of all past and future events, as well as their results, in one moment. (For a detailed discussion of this topic, see Harun Yahya's </text:span><text:span text:style-name="T47">Timelessness and the Reality of Fate </text:span><text:span text:style-name="T45">[New Delhi: Goodword Publisher, 2001].) </text:span></text:p>
      <text:p text:style-name="P7"><text:span text:style-name="T45">Thus, Allah knows the beginning and the end of all human trials, the past and the future, as well as the present moment. In His sight, everything has already been accomplished. However, we learn about these events only when we experience them at the appropriate time. </text:span></text:p>
      <text:p text:style-name="P7"><text:span text:style-name="T45">Unbelievers cannot understand this "knowledge of destiny," and thus cannot be aware of it. It is this knowledge that allows Muslims to show patience in all of their difficulties and trials. As the Qur'an says: "</text:span><text:span text:style-name="T32">No misfortune occurs except by Allah's permission. Whoever believes in Allah—He will guide his heart. Allah has knowledge of all things</text:span><text:span text:style-name="T45">" (Surat at-Taghabun, 11), believers live in the comfort of knowing that whatever happens to them is the result of destiny.</text:span></text:p>
      <text:p text:style-name="P7"><text:span text:style-name="T45">As a mercy from Him, Allah has created various trials for believers and then made them easy to endure, provided that they remain faithful to Him and put themselves in His hands. Those Muslims who truly believe and sincerely submit to Him see a lesson in the constant change that appears to them, and they contemplate it eagerly and with thankfulness. Similar to someone who sits comfortably in a theater watching a movie, they follow with joyful trust the destiny prepared for them. Sometimes these scenes are full of activity or frightening; other times they may be pleasant and serene. But in their totality, however, there is the joy and eagerness of belief. Frightening scenes have been especially prepared and planned down to their slightest detail. But in the end, all of them are included in Allah's knowledge and under His control. </text:span></text:p>
      <text:p text:style-name="P7"><text:soft-page-break/><text:span text:style-name="T45">Those Muslims who understand the reality of destiny and grasp the secret of its trials see each instance of misfortune, hunger, or poverty as a good thing and take great pleasure in it, knowing that the fine moral character they display in the face of these trials is very precious in Allah's sight. This type of joy is unique to believers. When confronted by such difficulties, Muslims do not give way to melancholy, stress, pain, panic, or fear, because they know that Allah will change all of these things to their advantage. In the Qur'an, Allah says to believers: </text:span></text:p>
      <text:p text:style-name="P38"/>
      <text:p text:style-name="P42"><text:span text:style-name="T45">... Allah will not give the unbelievers any way against the believers. (Surat an-Nisa', 141)</text:span></text:p>
      <text:p text:style-name="P4"/>
      <text:p text:style-name="P7"><text:span text:style-name="T45">But we must understand one point here: Whatever Muslims experience in this world, whether difficulty or frustration, loss of possessions or physical strength, illness or injury, death or disability, these are not to be considered as "bad" experiences; rather, they are tests from Allah. If they are patient during their tests and so pass them, Allah will reward them greatly in this world and the next. And at the end of this short period of testing, they will receive the reward of endless life in Paradise.</text:span></text:p>
      <text:p text:style-name="P7"><text:span text:style-name="T45">Muslims who are aware of this reality become more eager when faced with difficulties. At the same time, this eagerness foils the unbelievers' traps and defeats all of their efforts. When unbelievers think that they have put believers in a difficult situation, but then see the believers' sincere joy and gladness, they understand that they can never hurt them. Moreover, the believers' words in times of difficulty demonstrate their submission and trust in Allah. The Qur'an reveals some of these words: </text:span></text:p>
      <text:p text:style-name="P38"/>
      <text:p text:style-name="P42"><text:span text:style-name="T45">[Their Messengers said:] "And why, indeed, should we not put our trust in Allah, when He has guided us to our ways? We will be steadfast however much you harm us. Those who trust put their trust in Allah." Those who did not believe said to their Messengers: "We will drive you from our land unless you return to our religion." Their Lord revealed to them: "We will destroy those who do wrong. We will leave you the land to live in after them. That is the reward of those who fear My station and fear My threat." (Surah Ibrahim, 12-14)</text:span></text:p>
      <text:p text:style-name="P38"/>
      <text:p text:style-name="P42"><text:span text:style-name="T45">Say: "Nothing can happen to us except what Allah has ordained for us. He is Our Master. It is in Allah that the believers should put their trust." (Surat at-Tawba, 51)</text:span></text:p>
      <text:p text:style-name="P4"><text:soft-page-break/></text:p>
      <text:p text:style-name="P7"><text:span text:style-name="T45">Such an attitude is the result of the believers' submission to the destiny that Allah created for them. Those who trust and rely on Allah will never experience fear or dejection, for the Qur'an proclaims: </text:span></text:p>
      <text:p text:style-name="P38"/>
      <text:p text:style-name="P42"><text:span text:style-name="T45">Those who say: "Our Lord is Allah" and then go straight will feel no fear and will know no sorrow. (Surat al-Ahqaf, 13)</text:span></text:p>
      <text:p text:style-name="P38"/>
      <text:p text:style-name="P42"><text:span text:style-name="T45">Not so! All who submit themselves completely to Allah and are good-doers will find their reward with their Lord. They will feel no fear and will know no sorrow. (Surat al-Baqara, 112)</text:span></text:p>
      <text:p text:style-name="P38"/>
      <text:p text:style-name="P42"><text:span text:style-name="T45">Yes, the friends of Allah will feel no fear and will know no sorrow. Those who believe and have done their duty, there is good news for them in the life of this world and in the Hereafter. There is no changing the words of Allah. That is the great victory! (Surah Yunus, 62-64) </text:span></text:p>
      <text:p text:style-name="P4"/>
      <text:p text:style-name="P7"><text:span text:style-name="T45">In other verses, Allah reveals that those of His servants who believe and submit to Him have taken hold of a reliable support: </text:span></text:p>
      <text:p text:style-name="P25"/>
      <text:p text:style-name="P27"><text:span text:style-name="T38">Those who submit themselves completely to Allah and do good have grasped the Firmest Handhold. The end result of all affairs is with Allah. (Surah Luqman, 22)</text:span></text:p>
      <text:p text:style-name="P38"/>
      <text:p text:style-name="P42"><text:span text:style-name="T45">There is no compulsion where religion is concerned. Right guidance has become distinct from error. Anyone who rejects false deities and believes in Allah has grasped the Firmest Handhold, which will never give way. Allah is All-Hearing, All-Knowing. (Surat al-Baqara, 256)</text:span></text:p>
      <text:p text:style-name="P4"/>
      <text:p text:style-name="P32"/>
      <text:p text:style-name="P33"><text:span text:style-name="T49">To Look at Events from the Vantage </text:span></text:p>
      <text:p text:style-name="P33"><text:span text:style-name="T49">Point of the Future</text:span></text:p>
      <text:p text:style-name="P4"><text:soft-page-break/></text:p>
      <text:p text:style-name="P7"><text:span text:style-name="T45">When believers realize that they are being tested in this world, they can see events from the standpoint of the future. So, what does this mean?</text:span></text:p>
      <text:p text:style-name="P7"><text:span text:style-name="T45">No matter how great the difficulty or frustration, the situation is temporary. For example, people may be falsely accused of something and suffer unjustly for it. But the truth will ultimately be revealed. Even if the injustice does not end in this world, those who caused the injustice will be punished for what they did on the Day of Judgment. In the same way, those who suffered any injustice will look forward to that Day, upon which their patience will be rewarded. Time passes quickly, and, as with every earthly event, each difficulty will come to an end in the twinkling of an eye. Moreover, the Qur'an says that Allah has promised to send ease to each Muslim after each test has ended: </text:span></text:p>
      <text:p text:style-name="P38"/>
      <text:p text:style-name="P42"><text:span text:style-name="T45">For truly, with hardship comes ease; truly, with hardship comes ease. (Surat al-Inshirah, 5-6)</text:span></text:p>
      <text:p text:style-name="P4"><text:soft-page-break/></text:p>
      <text:p text:style-name="P7"><text:span text:style-name="T45">So, believers trust in His endless justice, wait for this promised relief, and never lose hope. They remember that something good will come after the difficulty ends, either in this world or the next. This is what it means to view events from the standpoint of the future. </text:span></text:p>
      <text:p text:style-name="P7"><text:span text:style-name="T45">Muslims know that they are observers of their own destiny and that of others. Knowing this, they observe everything with patience, trust, and submission. In addition, they know that they cannot interfere with, prevent, or stop how an event will unfold. They keep the following words firmly in mind: "</text:span><text:span text:style-name="T32">It may be that you hate something when it is good for you, and it may be that you love something when it is bad for you. Allah knows and you do not know</text:span><text:span text:style-name="T45">" (Surat al-Baqara, 216). In other words, every bad thing that happens to believers will ultimately benefit them, provided that they remain faithful to Him and patient, for such tests enable them to train themselves, deepen their belief, improve their moral character, become more spiritually and intellectually mature, and raise their status in Paradise.</text:span></text:p>
      <text:p text:style-name="P7"><text:span text:style-name="T45">Only sincere believers who have submitted wholeheartedly to Allah will experience this spiritual state. But people who do not submit to destiny and reject religion will be overcome by hopelessness, fear, and agitation, thinking that they will not be able to find any escape. Given that they have no hope or expectation with regard to the Hereafter, they live in a state of constant spiritual unhappiness and frustration. The following verse describes this spiritual state: </text:span></text:p>
      <text:p text:style-name="P38"/>
      <text:p text:style-name="P42"><text:span text:style-name="T45">When Allah desires to guide someone, He expands his breast to Islam. When He desires to misguide someone, He makes his breast narrow and constricted, as if he were climbing up into the sky. That is how Allah defiles those who have no belief. (Surat al-An`am, 125)</text:span></text:p>
      <text:p text:style-name="P4"><text:soft-page-break/></text:p>
      <text:p text:style-name="P7"><text:span text:style-name="T45">This spiritual state of frustration is caused by people's rejection of the destiny that Allah has created for them. It is an oppressive state that they have fashioned for themselves. The fact that Allah, with His endless power and intelligence, directs each person's destiny and rules over all things is a great blessing for the believers. But those with little or no belief do not know the value of this blessing and thus cannot submit to their destiny. As a result, they end up trapping themselves in frustration until they die. Actually, this state is a spiritual punishment given in this world in return for people's lack of trust in Allah. Moreover, they deliberately bring it upon themselves:</text:span></text:p>
      <text:p text:style-name="P38"/>
      <text:p text:style-name="P42"><text:span text:style-name="T45">Allah does not wrong people in any way; rather, it is people who wrong themselves. (Surah Yunus, 44)</text:span></text:p>
      <text:p text:style-name="P48"/>
      <text:p text:style-name="P49"><text:span text:style-name="T42">THE MUSLIM OF </text:span><text:line-break/><text:span text:style-name="T42">DIFFICULT TIMES</text:span></text:p>
      <text:p text:style-name="P4"/>
      <text:p text:style-name="P4"/>
      <text:p text:style-name="P7"><text:span text:style-name="T45">The quality of a Muslim's belief and moral character is revealed in difficult times. Under such circumstances, we see their superior morality, courage, patience, trust, perception, fortitude, tolerance, willingness to forgive, self-sacrifice, mercy, humanity, appreciation, conscience, and composure. </text:span></text:p>
      <text:p text:style-name="P7"><text:span text:style-name="T45">"The Muslim of difficult times" indicates an individual who endures every difficulty, frustration, and deprivation while displaying the qualities listed above. Such people never compromise their moral character, encounter every eventuality with great maturity and trust in Allah, see the reason for everything that happens and the good in it, and exhort others to practice the same superior morality. As The Qur'an says: "</text:span><text:span text:style-name="T32">… when they came at you from above and below, when your eyes rolled and your hearts rose to your throats..."</text:span><text:span text:style-name="T45"> (Surat al-Ahzab, 10), these difficult times are when believers undergo serious testing and are beset by frustrations.</text:span></text:p>
      <text:p text:style-name="P7"><text:span text:style-name="T45">When we speak of difficult times, some examples come to the mind of people who do not know Allah: a natural disaster, losing a job, bankruptcy, and similar events. But for those with faith, the difficult moments refer to more serious situations: a time when a person is deprived of his or her most basic requirements, and when the frustrations are far more serious than those experienced in daily life. The Qur'an defines such times when "the heart roses to the throat" as periods when every imaginable kind of difficulty, illness, and disaster falls upon a person one after another, such as when they are thrown out of their house, driven from their country, confronted with traps set just for them, as well as their family and people, and they are subject to spiritual oppression.</text:span></text:p>
      <text:p text:style-name="P7"><text:span text:style-name="T45">The Qur'an provides examples of the difficulties experienced by the Prophets and devout believers. As we said earlier, devout believers have been brought through and endured many serious trials, for: </text:span></text:p>
      <text:p text:style-name="P38"/>
      <text:p text:style-name="P42"><text:span text:style-name="T45">Or did you suppose that you would enter the Garden without facing the same as those who came before you? Poverty and illness afflicted them and they were shaken to the point that the Messenger and those who believed with </text:span><text:soft-page-break/><text:span text:style-name="T45">him asked: "When is Allah's help coming?" Be assured that Allah's help is very near. (Surat al-Baqara, 214)</text:span></text:p>
      <text:p text:style-name="P4"/>
      <text:p text:style-name="P7"><text:span text:style-name="T45">In this verse, Allah announces that all people will undergo difficulties and gives the good news that those who are patient will have good things for eternity. In these times, the difference between "Muslims of moments of distress" and "fair-weather Muslims" will become evident. Members of the first group respond to their difficulties and frustrations in this way: </text:span></text:p>
      <text:p text:style-name="P38"/>
      <text:p text:style-name="P42"><text:span text:style-name="T45">Those who, when disaster strikes them, say: "We belong to Allah and to Him we will return." (Surat al-Baqara, 156)</text:span></text:p>
      <text:p text:style-name="P38"/>
      <text:p text:style-name="P41"/>
      <text:p text:style-name="P45"><text:span text:style-name="T49">The Voice of Conscience and the Voice of the </text:span></text:p>
      <text:p text:style-name="P33"><text:span text:style-name="T49">Lower Self in Times of Difficulty</text:span></text:p>
      <text:p text:style-name="P4"/>
      <text:p text:style-name="P7"><text:span text:style-name="T45">When people come face to face with difficulty or frustration, they hear two inner voices. One is the conscience, which urges them to behave as Allah wants them to behave: with self-sacrifice, courage, and moral rectitude. Those who listen to this voice will choose to be patient and trust in Allah. The second voice belongs to the lower self, described as that which "</text:span><text:span text:style-name="T32">commands to evil acts</text:span><text:span text:style-name="T45">" (Surah Yusuf, 53). This voice, which urges rebellion, immorality, selfishness, and cowardice, causes those who listen to it great loss and attracts Satan's "friendship." To describe to people what they will lose by making this bargain, it is necessary to know how Satan acquired his influence over them. The Qur'an gives detailed information about this and also warns people against his entrapments.</text:span></text:p>
      <text:p text:style-name="P7"><text:span text:style-name="T45">When Allah created Prophet Adam (as), He commanded the angels and Satan to bow before him. The angels did so, but in his arrogant pride, Satan refused to do so and was therefore driven out of Paradise for this rebellion. He then asked Allah to allow him to influence people until the Day of Judgment. Allah granted this request, but said that he would have no influence over His believing servants. Satan vowed that he would deceive human beings with various promises, deceptions, and entrapments, and draw them away from the true path. The Qur'an relates his oath, as follows: </text:span></text:p>
      <text:p text:style-name="P38"/>
      <text:p text:style-name="P42"><text:span text:style-name="T45">He [Satan] said: "By Your misguidance of me, I will lie in ambush for them on your straight path. Then I will come at them, from in front of them and behind them, from their right and from their left. You will not find most of them thankful." He [Allah] said: "Get out of it, reviled and driven out. As for those of them who follow you, I will fill up Hell with every one of you." (Surat al-A`raf, 16-18)</text:span></text:p>
      <text:p text:style-name="P38"/>
      <text:p text:style-name="P42"><text:span text:style-name="T45">He [Satan] said: "Do you see this creature you have honored over me? If You reprieve me till the Day of Resurrection, I will be the master of his descendants, except for a very few." He [Allah] said: "Go! And as for any who follow you, your repayment is Hell, repayment in full! Stir up any of them you can with your voice, rally against them your cavalry and your infantry, share with them in their children and their wealth, and make them promises! The promise of Satan is nothing but delusion." (Surat al-Isra', 62-64) </text:span></text:p>
      <text:p text:style-name="P4"><text:soft-page-break/></text:p>
      <text:p text:style-name="P7"><text:span text:style-name="T45">As it says in the verse, Satan will try anything to divert people from the true path and prevent them from being thankful to Allah and from living a good moral life. As a result, he will bring the majority of people over to his side by using the voice of the lower self. For this reason, when people undergo hard times, Satan will always make them think selfishly about themselves and how to secure their own advantage by presenting self-sacrifice, compassion, and mercy as negative options: </text:span></text:p>
      <text:p text:style-name="P38"/>
      <text:p text:style-name="P42"><text:span text:style-name="T45">O humanity, eat what is good and lawful on Earth. Do not follow in the footsteps of Satan, for he truly is an outright enemy to you. He only commands you to do evil and indecent acts, and to say about Allah that which you do not know. (Surat al-Baqara, 168-69)</text:span></text:p>
      <text:p text:style-name="P4"/>
      <text:p text:style-name="P7"><text:span text:style-name="T45">For all of these reasons, Muslims who are facing difficulties, frustration, or disaster must act according to their conscience so that they will not join Satan. By following Satan, selfishness, opportunism, addiction to pleasure, hypocrisy, and many other negative qualities are given a chance to arise and corrupt the Qur'an's morality. Sincere Muslims listen to their conscience and always follow the way of goodness. As the Qur'an says, it is important that good morals be shown when "the matter is resolved upon": </text:span></text:p>
      <text:p text:style-name="P38"/>
      <text:p text:style-name="P42"><text:span text:style-name="T45">Once the matter is resolved upon, being true to Allah would be better for them. (Surah Muhammad, 21)</text:span></text:p>
      <text:p text:style-name="P4"><text:soft-page-break/></text:p>
      <text:p text:style-name="P7"><text:span text:style-name="T45">The majority of people know that faithfulness shown in times of trial indicates superior morality and swear that they will be faithful and strong in such times. But when the trial comes, their behavior does not match their earlier promises and they react negatively when touched by the least frustration. They become angry all of a sudden and, instead of love and compassion, display angry recrimination. In a moment, they can become suspicious, rebellious, and demanding. In such instances, the strong will be separated from the weak and corrupted morality will show itself; those whose belief is weak will reveal themselves by becoming immersed in anxiety. These people are just one step away from joining the unbelievers and their anti-Muslim activities. Occasions such as these increase by several times the value of a Muslim whose belief is sincere and strong.</text:span></text:p>
      <text:p text:style-name="P7"><text:span text:style-name="T45">All of the difficulties and frustrations encountered in daily life are both a test and a means to a happiness that can be compared to the Paradise that Muslims hope to attain in the afterlife. It is a source of great pleasure to compare the difficulties with this ease and comfort. And, for sincere Muslims, each of such difficulties brings an increase of love, respect, and appreciation from other Muslims, and is a blessing that deepens their belief. It is a divine blessing with abundant benefits and beauties that makes believers take that person as an example. In addition, it has a positive influence on the belief of those around them (by Allah's grace) and makes them worthy of the unbelievers' admiration, whether secret or open.</text:span></text:p>
      <text:p text:style-name="P7"><text:span text:style-name="T45">Someone who thinks that a particular event is outside the plan of destiny is under Satan's strong influence, which often is the cause of such doubts. Satan takes great pleasure in seeing people fall into this situation. Sometimes, under his influence, people may fall into the sickness of considering an apparently insignificant matter as being outside the sphere of destiny or beyond Allah's mercy, knowledge, and intention. Believers must be aware of and avoid this sickness, and be able to cure it if they somehow succumb to it.</text:span></text:p>
      <text:p text:style-name="P7"><text:soft-page-break/><text:span text:style-name="T45">For example, there is good in every event in such apparently minor things as missing a certain television program or forgetting to order something to eat. For example, missing a television program might give them some extra time to do a good deed, think good thoughts, or might arrive at an idea that will increase their ability to serve Allah even more. Or, in that period of time they may remember Allah and understand far more than they would have gotten from the television program. Forgetting to order something to eat may be like a diet that cures an illness. People with high blood-pressure may find that it returns to normal if they forget to eat cheese one day. By putting themselves in Allah's hands, they gain merit in His sight and win His approval by striving to do good deeds. Besides, always trusting in Allah is a means for believers to attain love and contentment. </text:span></text:p>
      <text:p text:style-name="P7"><text:span text:style-name="T45">Given that many similar examples can be gleaned from daily life, it is very important to understand this matter and not let it slip our mind. Whatever people encounter, important or insignificant, is included in destiny. Satan suggests that these events are a necessary component of daily life and have nothing to do with destiny. However, believers must always be alert and aware of these suggestions, for being able to understand this and keep it in our remembrance, see reason and good in every thing and event, and realize that everything happens within Allah's good plan is a great blessing in this world and the world to come. This is a truth that gives wisdom, will, comfort, and contentment to all believers.</text:span></text:p>
      <text:p text:style-name="P4"/>
      <text:p text:style-name="P32"/>
      <text:p text:style-name="P33"><text:span text:style-name="T49">The Separation of Good from Evil</text:span></text:p>
      <text:p text:style-name="P4"><text:soft-page-break/></text:p>
      <text:p text:style-name="P7"><text:span text:style-name="T45">Allah created good and evil, help and harm, and beauty and ugliness simultaneously and made them tests on the road to Paradise or Hell. The period of testing in this earthly life clearly separates good from evil, those who are patient and those who are afraid to face difficulties, those who oppose irreligious ways of thinking and those who sit and do nothing, and those who follow their lower selves and those who listen to the voice of their conscience.</text:span></text:p>
      <text:p text:style-name="P7"><text:span text:style-name="T45">There is very good reason why good and evil are so closely connected with each other. One reason is that the value of good and evil may be understood only within this contradiction. If evil, deprivation, or disaster did not exist, people could not understand the value of good. For example, when you place a diamond among ordinary stones, its beauty and allure becomes more evident. </text:span></text:p>
      <text:p text:style-name="P7"><text:span text:style-name="T45">Another reason is found in the secret of this transitory world's trials. Here, people are tested with good and evil. In the testing, the difference in degree between the two will become evident, and the good will be separated to one side, and the evil to the other. While the Angel of Death will take the souls of evil people with great harshness, good people will be invited to enter the beauty and pleasure of Paradise. The Qur'an says that these trials are the way by which believers are distinguished from those with a disease in their hearts:</text:span></text:p>
      <text:p text:style-name="P38"/>
      <text:p text:style-name="P42"><text:span text:style-name="T45">What assailed you on the day the two armies met was by Allah's permission, so that He would know the believers and the hypocrites. They were told: "Come and fight in the Way of Allah, or at least help defend us." They said: "If we knew how to fight, we would certainly follow you." They were closer to unbelief that day than to faith, saying with their mouths that which was not in their hearts. And Allah knows best what they are hiding. (Surah Al `Imran, 166-67)</text:span></text:p>
      <text:p text:style-name="P4"><text:soft-page-break/></text:p>
      <text:p text:style-name="P7"><text:span text:style-name="T45">As these verses say, the behavior shown by the Prophet's (saas) contemporaries in the face of difficulty was the way by which devout believers were distinguished from hypocrites.</text:span></text:p>
      <text:p text:style-name="P7"><text:span text:style-name="T45">Bediuzzaman discusses in depth how difficulties and disasters separate the good from the evil, and gives very good and wise advice on this matter. When asked what the purpose of Satan and wickedness is, he concludes that some very important reasons lie behind every frustration, deprivation, and wickedness. The most important of these is the </text:span><text:span text:style-name="T32">separation between a "coal-like" disposition and a "diamond-like" disposition. </text:span></text:p>
      <text:p text:style-name="P7"><text:span text:style-name="T45">He uses this example to show that every kind of difficulty and frustration brings out the best in a person. The trials of this world bring to light each person's bad aspects and so provide the opportunity to correct them. For example, a serious illness may reveal an individual's timidity or spiritual weakness. Thus, when a woman becomes aware of her weakness, she immediately remedies it. So, the illness allowed her to see her mistakes and to correct them within this short lifetime. After this misfortune, one more impurity will be done away with, and her moral character will be improved. Take the example of a man with a life-long reputation for being honorable but then goes bankrupt and resorts to illegal means to get money. This shows how misfortune can reveal a person's bad aspects. But if this individual does not commit a sin and compromise his honor despite his need for money, then his deprivation will show that he is really pure and devout.</text:span></text:p>
      <text:p text:style-name="P7"><text:span text:style-name="T45">In his Letters, Beddiuzzaman gives examples of the wisdom of showing patience in situations that will later turn out for the good. He writes: </text:span><text:span text:style-name="T47">So, the creation in the universe of wickedness, hurt, trials, evil and suffering is not something bad or ugly; these things have been created for a very important purpose. …in the world of human beings advance and decline are endless. There is a great distance between the Nimrods and Pharaohs on one hand and the saints and prophets on the other. </text:span><text:span text:style-name="T48">So to distinguish between the coal-like base spirits and diamond-like spirits above, the creation of Satan opened an arena of struggle, contest, and trial to which prophets are sent and in which the secret of responsibility is revealed. If there were no struggle and contest, the qualities within coal and diamonds would remain indistinguishable in the human ore. </text:span><text:span text:style-name="T47">The exalted spirit of Abu Bakr as-Siddiq and the base spirit of Abu Jahl would remain on the same level. This means that the creation of evil and wickedness is not bad and ugly because it leads to important results.</text:span><text:span text:style-name="T45"> </text:span><text:span text:style-name="T26">7</text:span></text:p>
      <text:p text:style-name="P7"><text:soft-page-break/><text:span text:style-name="T45">Another matter stressed here is the value of this world's trials. If there were no evil or frustration, the good qualities in human character would not come to the fore, the high moral quality of devout persons would not be displayed, and there would be no advance in one's level of spirituality. This is why every eventuality that appears to be negative in fact opens an unlimited horizon of opportunity to mature one's moral character, strengthen and deepen one's spirituality, and raise one's rank and position in Paradise. </text:span></text:p>
      <text:p text:style-name="P7"><text:span text:style-name="T45">Bediuzzaman writes further that: </text:span></text:p>
      <text:p text:style-name="P27"><text:span text:style-name="T39">Religion is an examination, a test, proposed by Allah so that in the arena of competition elevated spirits and base spirits may be distinguished from one another. Just as materials are plunged in the fire so that diamonds and coal, gold and earth, separate out from one another, so too religion is a trial concerning the obligations placed on man by Allah and a driving to competition, which is what this abode of examination consists of. In this way the elevated jewels in the mine of man’s abilities become separated out from the dross. ...the Qur’an was revealed in this abode of examination for man to be perfected through trial in the arena of competition.</text:span><text:span text:style-name="T38"> </text:span><text:span text:style-name="T28">8</text:span></text:p>
      <text:p text:style-name="P7"><text:span text:style-name="T45">According to this comparison, the good diamond-like qualities must be separated from the base coal-like qualities. But as this can be done only by applying fire, human beings must go through a serious testing period involving difficulties, misfortunes, and various frustrations to remove their bad qualities so that their good qualities can shine in the light of day.</text:span></text:p>
      <text:p text:style-name="P7"><text:span text:style-name="T45">Bediuzzaman gives another example: the separation of silver and copper from the ore when it is struck against a touchstone. Two valuable materials are separated from each other by striking the ore against that stone, and the valueless copper ore is eliminated. In this process of separation, the ore has to be struck violently against the stone and then passed through a fine sieve. This process reveals the silver within the ore and cleanses it of the copper ore, which reduces its value. What the master means by being "struck against the stone" is that undergoing difficulties, misfortunes, and various frustrations will cause the person's internal beauty to be revealed. The severity of the difficulties and frustrations reveal the strength of the person's belief, as well as the superiority of his or her moral character, discernment, faithfulness, and loyalty. Moreover, this testing leaves behind a maturity of character with great faith and spiritual depth. So, this process purges the believer's superior character of all qualities that weaken it, until it appears like silver. Bediuzzaman writes: </text:span></text:p>
      <text:p text:style-name="P2"><text:span text:style-name="T37">Then this morning the following was imparted to me: for us to be set this rigorous examination, and to be struck on the touchstone numerous times to </text:span><text:soft-page-break/><text:span text:style-name="T37">see clearly whether we are gold or brass, and to be tried unfairly in every respect, and to be passed through ever finer sieves three or four times to see whether our evil-commanding souls take a share or are playing any tricks, is extremely necessary for our service, which should be purely and solely in the name of truth and reality, </text:span><text:span text:style-name="T34">so that Divine Determining and dominical grace permit it. For by being exhibited in this field of trial and examination confronted by obdurate, unjust enemies and their pretexts, everyone has understood that </text:span><text:span text:style-name="T37">there is no trickery, no egotism, no malice, no worldly or personal interests, nor those that look to the Hereafter, mixed in with our service, and that it is completely sincere and proceeds from truth and reality.</text:span><text:span text:style-name="T34"> If it had remained concealed, it could have been given numerous meanings. The mass of believers would not have had confidence in it. They would have said: "Perhaps they are deceiving us," and the elite too would have had their suspicions. Thinking that "perhaps they are acting the same as some of those who sell themselves to acquire spiritual rank for themselves and to win confidence," they would not feel completely certain about it. Now, following the examination, even the most stubborn and obdurate person is compelled to submit.</text:span><text:span text:style-name="T37"> If your hardship is one, your profits are a thousandfold. Allah willing.</text:span><text:span text:style-name="T34"> </text:span><text:span text:style-name="T27">9</text:span></text:p>
      <text:p text:style-name="P7"><text:span text:style-name="T45">In these examples, Bediuzzaman also draws attention to other reasons for frustration and misfortune. Other people will see and be inspired by the superior moral character of those individuals who rid themselves of their negative qualities while passing through severe trials. The faithfulness of Muslims, their superior and virtuous acts on the side of righteousness, will come out as they face these serious trials, and people will see that they expect no human reward for the services they perform. Even those who harbor great doubts about Muslims will admit that every effort they make is solely for the sake of earning Allah's good pleasure, and everyone will attest to the purity of their intentions. Other people will come to recognize Muslims by the difficulties and misfortunes that they undergo, all of which confirm that they are on the right path. </text:span></text:p>
      <text:p text:style-name="P4"/>
      <text:p text:style-name="P32"/>
      <text:p text:style-name="P33"><text:span text:style-name="T49">Exhibiting Good Moral Qualities at Times </text:span></text:p>
      <text:p text:style-name="P33"><text:span text:style-name="T49">of Difficulty and Frustration</text:span></text:p>
      <text:p text:style-name="P4"><text:soft-page-break/></text:p>
      <text:p text:style-name="P7"><text:span text:style-name="T45">Everyone experiences many things during the day: feelings of tiredness, hunger, weakness, and so on. This is all very natural. However, Allah says that Muslims can be chosen to suffer trials that are much harder than these as a test. The moral character revealed by believers and unbelievers in these situations is quite different. </text:span></text:p>
      <text:p text:style-name="P7"><text:span text:style-name="T45">For example, such frustration leads unbelievers to rebel, be intimidated, become aggressive, and lose hope and integrity. Since they do not believe in an afterlife, they think that everything they do is relevant only for this world: </text:span></text:p>
      <text:p text:style-name="P38"/>
      <text:p text:style-name="P42"><text:span text:style-name="T45">They say: "There is nothing but our existence in this world. We die and we live, and nothing destroys us except for time." They have no knowledge of that. They are only conjecturing. (Surat al-Jathiyya, 24) </text:span></text:p>
      <text:p text:style-name="P4"><text:soft-page-break/></text:p>
      <text:p text:style-name="P7"><text:span text:style-name="T45">According to them, everything will end when the world comes to an end. Therefore, they want to experience comfort, peace of mind, reward for their labors, and all other good things in this world. This desire makes difficulties and frustration very painful for them. They are neither patient nor trusting, cannot forgive or give of themselves, cannot treat others humanely, or have any sense of compassion or mercy. Believing that there is no reward or profit in such things, they fall into the hopelessness of thinking that difficulties bring only loss.</text:span></text:p>
      <text:p text:style-name="P7"><text:span text:style-name="T45">But such ideas are totally wrong, because a person's real and eternal life begins only after death. On the Day of Judgment, everyone will account totally for what they have done and will receive their just reward. Those who have exhibited good moral qualities will not suffer loss; on the contrary, their gain will be great. In fact, they will receive the reward for every good word they have spoken, every pious deed they have done, and each instance of self-sacrifice, faithfulness, loyalty, and humanity they have shown. Indeed, believers remember our Prophet's (saas) hadith:</text:span><text:span text:style-name="T47"> "Bad conduct destroys divine service, just as condiment destroys honey"</text:span><text:span text:style-name="T26">10</text:span><text:span text:style-name="T45"> and meticulously avoid bad conduct. </text:span></text:p>
      <text:p text:style-name="P7"><text:span text:style-name="T45">But people far removed from religion are not aware of this reality. They are intimidated in the face of difficult situations, because they deny that everything they are experiencing is a test. Here is a point of which we must take careful note: </text:span><text:span text:style-name="T32">"If you feel pain, they too are feeling it just as you are. But you hope for something from Allah, for which they cannot hope"</text:span><text:span text:style-name="T45"> (Surat an-Nisa', 104). As this verse says, both believers and unbelievers are struck by the same kinds of difficulties and frustrations. But because unbelievers have no faith in Allah and do not consider that every event has been created by Him, they do not expect to receive from Allah what believers hope to receive. So, the basic difference is that they remain oblivious of life's true meaning. In other words, the believers' belief in Allah totally separates them from the unbelievers in the afterlife.</text:span></text:p>
      <text:p text:style-name="P7"><text:span text:style-name="T45">For example, Allah tells us that people will be tried by hunger and poverty. While hunger is a major difficulty and frustration for unbelievers, for Muslims it is a trial in which they can show the quality of their moral character and a good opportunity that they should not miss. In such times, submission to Allah, trust, and patience gain great importance, and the fact that they do not lose hope but rather see the good in what is happening are indications that they are passing the test.</text:span></text:p>
      <text:p text:style-name="P7"><text:soft-page-break/><text:span text:style-name="T45">Unbelievers consider their own advantage and comfort first; however, the believers' moral quality always gives precedence to the other person. Believers freely give to other believers the best seat, the best food, and the best clothing. When it is cold, sincere Muslims will always take care of their fellow Muslims by offering them blankets and hot drinks, even when they themselves are cold. They take joy in ensuring their friend's health, safety, comfort, and happiness, for they know that the pleasure derived from these acts of self-sacrifice cannot be compared with the pleasure of drinking the hot drink themselves.</text:span></text:p>
      <text:p text:style-name="P7"><text:span text:style-name="T45">People can exhibit fine moral qualities if everything is going well amid an abundance of blessings, if their health is good and their needs are being met. But showing exemplary moral quality in times of difficulty, or displaying good treatment toward others while being shunned, slandered, or vilified by harsh words, is to respond to evil with good. Another sign of good moral character is when a person who is not hungry gives food to another and a person who is warm gives clothing to someone who is cold. Both people are very valuable in Allah's sight, but showing moral excellence in the face of difficulty and bad treatment is very important and valuable, for it displays the strength and sincerity of an individual's faith, devoutness, and superior virtue.</text:span></text:p>
      <text:p text:style-name="P7"><text:span text:style-name="T45">In addition, those who live a virtuous life listening to their conscience may hear their lower self constantly urging them toward evil, suggesting that they will find it hard to be virtuous, and trying everything to prevent them from being so. This voice makes people fear that they will be cold if they give away a sweater or that they will be hungry if they give away their food. This is one of Satan's tactics, for he uses the fear of poverty in an attempt to prevent believers from helping the poor: </text:span></text:p>
      <text:p text:style-name="P38"/>
      <text:p text:style-name="P42"><text:span text:style-name="T45">O you who believe. Give away some of the good things you have earned and some of what the ground produces for you. Do not have recourse to bad things when you give, things you would only take with your eyes tight shut! Know that Allah is Rich Beyond Need, Praiseworthy. Satan promises you poverty and commands you to avarice. Allah promises you forgiveness from Him and abundance. Allah is All-Encompassing, All-Knowing. (Surat al-Baqara, 267-68)</text:span></text:p>
      <text:p text:style-name="P4"><text:soft-page-break/></text:p>
      <text:p text:style-name="P7"><text:span text:style-name="T45">This passage goes on to say that Allah foils this weak trick of Satan and announces to human beings the good news of His good pleasure. In return for their high moral character, Allah allows them to experience a spiritual delight that cannot be compared with any earthly pleasure. There is no limit to the joy that comes from self-sacrifice, patience, faithfulness, generosity, humanity, and loyalty. In one verse, Allah praises the superior moral character of those believers who eagerly and happily open their houses to other Muslims who migrated to their country, providing everything they need despite the fact that they are needy themselves: </text:span></text:p>
      <text:p text:style-name="P38"/>
      <text:p text:style-name="P42"><text:span text:style-name="T45">Those who were already settled in the abode and in faith before they came love those who have migrated to them, do not find in their hearts any need for what they have been given, and prefer them to themselves even if they themselves are needy. It is the people who are safe-guarded from the avarice of their own selves who are successful. (Surat al-Hashr, 9)</text:span></text:p>
      <text:p text:style-name="P4"/>
      <text:p text:style-name="P7"><text:span text:style-name="T45">Allah also describes the rewards granted after the trial of thirst, fatigue, and hunger to those who work in His way: </text:span></text:p>
      <text:p text:style-name="P38"/>
      <text:p text:style-name="P42"><text:span text:style-name="T45">It was not for the people of Madinah and the desert Arabs around them to remain behind the Messenger of Allah, nor to prefer themselves to him. That is because no thirst or weariness or hunger will afflict them in the Way of Allah. Nor will they take a single step to infuriate the unbelievers or secure any gain from the enemy without a right action being written down for them because of it. Allah does not let the wage of the good-doers go to waste. (Surat at-Tawba, 120)</text:span></text:p>
      <text:p text:style-name="P4"><text:soft-page-break/></text:p>
      <text:p text:style-name="P7"><text:span text:style-name="T45">As this verse says, every frustration that a Muslim experiences on the way of Allah is, in fact, a good deed. Given that all people were created to serve Allah and do good deeds, they will receive the perfect reward for their patience and moral character, and will suffer no injustice.</text:span></text:p>
      <text:p text:style-name="P7"><text:span text:style-name="T45">The same is true of illness, and other frustrations. Believers know that only Allah will reward them and that this world is only temporary. Therefore, they are always discerning, decisive, and firm because they have read in the Qur'an that He will give spiritual strength and support to those believers who work for Him. To know the secret of this world's trials causes a great feeling of ease in the face of difficulty. People who know that whatever happens to them is a test can neither become unhappy, frustrated, or depressed nor lose hope and be overwhelmed by fear and anxiety.</text:span></text:p>
      <text:p text:style-name="P4"/>
      <text:p text:style-name="P32"/>
      <text:p text:style-name="P33"/>
      <text:p text:style-name="P35"><text:span text:style-name="T49">The Strength that Supports Believers</text:span></text:p>
      <text:p text:style-name="P4"/>
      <text:p text:style-name="P7"><text:span text:style-name="T45">The eager and joyful strength of character that believers display when they encounter difficulties and frustration is something that those who have no faith in Allah's supreme power cannot understand. Unbelievers are suspicious and wonder what power supports these people, for since they have no belief in Allah, they remain totally unaware of the truth that only He can send this supportive power. To them, people are strong because of their material means and friends. Thus, they always look for a kind of intention and a different material source that they believe is responsible for the believers' strength. However, this strength comes from the believers' belief in destiny and the Hereafter, as well as their trust and submission to Allah. The lives of the Prophets and other devout believers contain many fine examples of the power that comes from this trust. </text:span></text:p>
      <text:p text:style-name="P7"><text:span text:style-name="T45">An important example is the group of Pharaoh's magicians, who showed strength of character when Pharaoh threatened them with death. The Qur'an tells us that Pharaoh tried to intimidate them with torture and death, and kept them from following the true path that Prophet Musa (as) had brought to them. However, their answer to him showed that they feared only Allah and turned to Him in any difficulty that happened to them. Despite all of Pharaoh's threats, the magicians told him that they would hold firm to the way of submission and trust in Allah that their faith had given them:</text:span></text:p>
      <text:p text:style-name="P38"/>
      <text:p text:style-name="P42"><text:span text:style-name="T45">Pharaoh said: "Do you believe in him before I have authorized you? He is your chief, the one who taught you magic. I will cut off your hands and feet alternately, and have you crucified on palm trunks. Then you will know for certain which of us has the harsher and longer-lasting punishment." They said: "We will never prefer you to the Clear Signs that have come to us, nor to Him Who brought us into being. Decide on any judgment you like. Your jurisdiction only covers the life of this world. We have believed in our Lord so that He may forgive us for our mistakes and for the magic that you forced us to perform. Allah is better and longer-lasting." (Surah Ta Ha, 71-73) </text:span></text:p>
      <text:p text:style-name="P4"><text:soft-page-break/></text:p>
      <text:p text:style-name="P7"><text:span text:style-name="T45">Another example concerns the young people who believed in Prophet Musa (as). Pharaoh's threats prevented some of his people from having faith in Allah, and so they suffered a great loss. But devout believers who feared only Allah's power believed in Him and followed the way Prophet Musa (as) showed them. The oppression and assaults of Pharaoh and his company did not deter them: </text:span></text:p>
      <text:p text:style-name="P38"/>
      <text:p text:style-name="P42"><text:span text:style-name="T45">No one believed in Musa, except for a few of his people, out of fear that Pharaoh and the elders would persecute them. Pharaoh was high and mighty in the land. He was one of the profligate. (Surah Yunus, 83)</text:span></text:p>
      <text:p text:style-name="P4"/>
      <text:p text:style-name="P7"><text:span text:style-name="T45">Like these devout young people who believed in Prophet Musa (as), all believers displayed the same trust and courage when faced with society's hostility or serious difficulties, frustration, or need. The Qur'an tells us:</text:span></text:p>
      <text:p text:style-name="P38"/>
      <text:p text:style-name="P42"><text:span text:style-name="T45">When the believers saw the Confederates, they said: "This is what Allah and His Messenger promised us. Allah and His Messenger told us the truth." It only increased them in faith and in submission. (Surat al-Ahzab, 22)</text:span></text:p>
      <text:p text:style-name="P38"/>
      <text:p text:style-name="P33"><text:span text:style-name="T49">Meticulous Obedience to Allah in </text:span></text:p>
      <text:p text:style-name="P33"><text:span text:style-name="T49">Times of Difficulty</text:span></text:p>
      <text:p text:style-name="P4"><text:soft-page-break/></text:p>
      <text:p text:style-name="P7"><text:span text:style-name="T45">One of the most notable things that distinguish devout Muslims from others is their attention to Allah's commands and recommendations. No difficulty, frustration, or restriction will lessen their resolve to obey them or lead them to compromise their moral character. No matter how much in need or trouble they may be, they will never consider doing anything forbidden by Allah. In a situation rife with illness, need, failure, or oppression, they will not compromise their honesty and sincerity. </text:span></text:p>
      <text:p text:style-name="P7"><text:span text:style-name="T45">As we said earlier, Satan wants to divert human beings from the true path and get them to listen to the negative voice of their lower self. So, he urges them to do things that Allah has forbidden and blocks them from doing what Allah has approved. This inner negative voice always works toward this goal, continually suggesting wicked things to their minds. For example, this negative voice wants to prevent people from getting up to perform their prayers; it makes them sleepy, listless, and out of sorts; and it constantly tries to make them forget why they should do this. Satan inspires them to ask themselves: "What's the difference if I don't get up just for today?" </text:span></text:p>
      <text:p text:style-name="P7"><text:span text:style-name="T45">But believers do not listen to this negative voice. They get up every morning with eager determination to perform their prayers, remembering that this is the way to true beauty and salvation. This negative voice finds every excuse to make fasting appear difficult, even though Allah has commanded that this kind of worship be performed. It tries to make it appear that hunger and thirst are difficult to endure. If they fast, this voice makes them doubt their ability to do it. But devout Muslims fast with eager determination despite their lower self's insistent pressure. They hope for reward from our Lord for the hunger, thirst, and fatigue that they have endured to gain His favor. And in this, they take great pleasure.</text:span></text:p>
      <text:p text:style-name="P7"><text:span text:style-name="T45">Similarly, in some situations where making money illegally is considered legitimate, this inner voice makes it appear easy and suggests that everyone is doing it. Even though they may be in great need and when the inner voice is pressuring them the most, Muslims would never lower themselves to do such a thing, regarding such a moral flaw as reprehensible. They would never touch money that was obtained illegally, and would never sit at a table and eat food bought with forbidden money, no matter how hungry they were. Even being in such a situation would make them very uncomfortable. They would never assert that being in need was any justification for wrong behavior, for they know that the important thing is always to carefully avoid what Allah has forbidden. They practice this precept with an inner sense of well-being and eager sincerity.</text:span></text:p>
      <text:p text:style-name="P7"><text:soft-page-break/><text:span text:style-name="T45">The Qur'an calls those Muslims who are eager to behave in ways that earn Allah's good pleasure "those who race each other to the good." While striving to attain Allah's promised Paradise, Muslims experience peace and well-being from giving whatever and whenever they can and from being patient in every difficulty. For example, they may have Muslim friends who are in need. So, they get up one sleepless morning and try to please their friends by supplying whatever they need. Most often the recipients of such good deeds do not know who did it, and the doers, pleased with their own moral conduct, would never let it be known if it caused them any difficulty.</text:span></text:p>
      <text:p text:style-name="P7"><text:span text:style-name="T45">Allah says that Muslims have a deep sense of pleasure in living according to the Qur'an's morality and find the opposite kind of behavior reprehensible: </text:span></text:p>
      <text:p text:style-name="P42"><text:span text:style-name="T45">However, Allah has given you love of faith and made it pleasing to your hearts, and has made disbelief, deviance, and disobedience hateful to you. People such as these are rightly guided. It is a great favor from Allah and a blessing. Allah is All-Knowing, All-Wise. (Surat al-Hujurat, 7-8) </text:span></text:p>
      <text:p text:style-name="P4"><text:soft-page-break/></text:p>
      <text:p text:style-name="P7"><text:span text:style-name="T45">But in spite of everything, Satan tries to make it appear that all illegal activities are legitimate. To do this, Satan shows that those who do evil things are in the majority. A large number of people take forbidden money, pay no attention to what is permitted and what is not, and transgress the tenets of the Qur'an's morality. Thus, Satan always intimates the illogical idea that the majority is right and that what it does makes sense. But the Qur'an says that those who do evil deeds are not on the right path, even though they are in the majority: "</text:span><text:span text:style-name="T32">If you obeyed most of those on Earth, they would misguide you from Allah's Way. They follow nothing but conjecture...</text:span><text:span text:style-name="T45">" (Surat al-An`am, 116). But, on the contrary, Allah says that only a small community of people has faith and that the majority are on the wrong path. For this reason, Satan cannot fool believers but can only influence those whose belief is weak, whose minds are open to doubt and apprehension, and who openly reject Allah.</text:span></text:p>
      <text:p text:style-name="P7"><text:span text:style-name="T45">The attentiveness of devout Muslims comes from their belief in Allah and the unwavering decisiveness that this belief brings with it, as well as from their superior moral character. Muslims know that good behavior is composed of acts that defy the lower self's voice. For example, when generosity, loyalty, patience, faithfulness, and other such high moral qualities are practiced, the lower self is disgusted. But the result of all this will be spiritual and material good. Living a life in this world and in the world to come in a state of contentment with the rewards of moral purity is much better than acquiring all of the things that belong to this world and please the lower self. For example, people who refuse to listen to the lower self's persuasive tones to enter into an illegitimate relationship, but who prefer to wait for their reward in the Hereafter, will enjoy honor and righteousness in this world. In the same way, those who go hungry or without sleep to supply the needs of a beloved Muslim friend, and who disregard the ensuing difficulties, will be joyous in their hope to win Allah's good pleasure.</text:span></text:p>
      <text:p text:style-name="P7"><text:span text:style-name="T45">Muslims who have these fine moral qualities, all of which Allah praises in the Qur'an, also earn the believers' love and respect. If they work hard for Allah's cause and gladly confront every obstacle, if they act with untiring dedication to a just cause without fear of confrontation, and if they are willing to make every kind of self-sacrifice, the love and respect that others feel for them will increase severalfold. In the Qur'an, Allah refers to those who live according to His superior morality: </text:span><text:span text:style-name="T32">"Those for whom the Best from Us was preordained will be far away from it [Hell]"</text:span><text:span text:style-name="T45"> (Surat al-Anbiya', 101) and relates to us their fine physical and moral qualities.</text:span></text:p>
      <text:p text:style-name="P4"/>
      <text:p text:style-name="P32"><text:soft-page-break/></text:p>
      <text:p text:style-name="P33"><text:span text:style-name="T49">Muslims Are True Friends in Times of Need</text:span></text:p>
      <text:p text:style-name="P25"><text:soft-page-break/></text:p>
      <text:p text:style-name="P27"><text:span text:style-name="T38">There is a common saying among non-religious people: Someone who has fallen on hard times has no friends. This is a good expression of the common idea that you cannot find a real friend when you need one. However, friendship, loyalty, and faithfulness are very important in a person's life, for those who are in financial difficulty or ill, or in need of spiritual support, want a real close friend at their side—a friend who is a believer—to help them. But since all relationships in non-religious societies are based on opportunism, unbelievers can never find a true friend. Only when they are in trouble or need do people see the real face of those whom they had always considered to be their friends. Their supposed friends even give trouble to them in such difficult times. For example, people going through times of need complain that no relative calls, that they are left alone, and that no one gives them any support.</text:span></text:p>
      <text:p text:style-name="P7"><text:span text:style-name="T45">For example, a wealthy person who drives an expensive car and eats in gourmet restaurants generally has a wide circle of friends, including many close ones. But if he loses his job and starts to work in a salaried position in his own factory, how will his relationships fare? Will his circle of friends show him the same love and respect that they did when he was rich? Will he be treated with the same interest, respect, and affection as when he wore expensive clothes and drove a luxury car? How will he be treated if he dresses modestly, does not throw his money around like he used to, and does not treat his friends to dinners? Clearly, he will not enjoy the same attention. Indeed, all of those whom he thought were his friends will turn their back on him. When they meet him, they will pretend not to see him or even might ridicule him. Actually, this person's spirit has not changed; only his external appearance has changed. But because his erstwhile friends rely on outward material appearances, they abandon him in a moment, leaving him all by himself.</text:span></text:p>
      <text:p text:style-name="P7"><text:span text:style-name="T45">Take another example, that of a married couple. When they were married, they promised to stay together both in good times and bad. But what happens when the wife becomes paralyzed below the waist due to an accident and thus cannot walk or do anything for herself? What will her husband do? Perhaps he will stay with her for a while and help. But when he realizes that this is a permanent situation and one from which he will never benefit, everything suddenly changes. This example clearly shows how unbelievers regard loyalty, fidelity, and friendship: When the profit goes, the connection ends. Most of those who do not abandon their spouse in such a situation stay because they are afraid of what their friends may think, not out of love and compassion for the handicapped spouse. On the surface, they appear dedicated and loyal, but they never feel real compassion and empathy for their spouse when he or she most needs it.</text:span></text:p>
      <text:p text:style-name="P7"><text:soft-page-break/><text:span text:style-name="T45">Another frequently encountered situation seen in unbelieving societies that are far from the Qur'an's morality is how young people behave toward their elderly parents. For years, their families met their every need; but when their parents become old and their limbs do not support them any more, the young people do not show their parents the same loyalty and attention. They feel fettered by their elderly parents and usually put them in an old people's home.</text:span></text:p>
      <text:p text:style-name="P7"><text:span text:style-name="T51">However, as in everything else, Muslims show the same loyalty in how they treat their family members. They feed their parents but may not eat themselves, and will take great care to meet all of their needs. Allah describes how Muslims must behave toward their parents: </text:span></text:p>
      <text:p text:style-name="P38"/>
      <text:p text:style-name="P42"><text:span text:style-name="T45">Your Lord has decreed that you should worship none but Him, and that you should show kindness to your parents. Whether one or both of them reach old age with you, do not say "Ugh!" to them out of irritation, and do not be harsh with them; rather, speak to them with gentleness and generosity. (Surat al-Isra', 23) </text:span></text:p>
      <text:p text:style-name="P4"/>
      <text:p text:style-name="P7"><text:span text:style-name="T45">In other words, Muslims will not complain about believers who are in need; rather, they will help in every way they can, humanely and out of a good conscience. The only place you can find real friendship, sincere loyalty, and faithfulness is among devout Muslims. Muslims are friends, advocates, and helpers to one another. Obliged by their moral character to consider the good and well-being of their friends, even when they fall into desperate straits, they always do their best to fulfill their friends' needs before their own and take pleasure in their acts of self-sacrifice. When their friends are ill or in financial distress, they do not mind seeing to their every need even before they are asked to do so. Even if they lose sleep and go hungry, they will not see their Muslim friends treated unjustly or in any need. In the Qur'an, Allah tells us about the true friends of believers: </text:span></text:p>
      <text:p text:style-name="P38"/>
      <text:p text:style-name="P42"><text:span text:style-name="T45">Your friend is only Allah, His Messenger, and those who have faith: those who establish prayer, pay alms, and bow. (Surat al- Ma'ida, 55)</text:span></text:p>
      <text:p text:style-name="P38"/>
      <text:p text:style-name="P42"><text:span text:style-name="T45">Those who believe and have migrated and striven with their wealth and themselves in the Way of Allah, and those who have given refuge and help, they are the friends and protectors of one another. But as for those who believe but have not migrated, you are not in any way responsible for their </text:span><text:soft-page-break/><text:span text:style-name="T45">protection until they migrate. But if they ask you for help in respect of the religion, it is your duty to help them, except against people with whom you have a treaty. Allah sees what you do. (Surat al-Anfal, 72) </text:span></text:p>
      <text:p text:style-name="P4"/>
      <text:p text:style-name="P32"/>
      <text:p text:style-name="P33"><text:span text:style-name="T49">With Every Difficulty There Is Some Ease</text:span></text:p>
      <text:p text:style-name="P4"/>
      <text:p text:style-name="P7"><text:span text:style-name="T45">From the outset, we have been speaking about the various difficulties and frustrations that Allah uses to test believers and to reveal the superior moral character that they display in such situations. We have also spoken about the well-being, eagerness, and feelings of love and respect that they experience while acting upon their moral qualities. However, we should not neglect to emphasize that with each test, Allah also sends good and relief to His believing servants. In the Qur'an, Allah mentions this promise: </text:span></text:p>
      <text:p text:style-name="P38"/>
      <text:p text:style-name="P42"><text:span text:style-name="T45">For truly with hardship comes ease; truly, with hardship comes ease. (Surat al-Inshirah, 5-6)</text:span></text:p>
      <text:p text:style-name="P38"/>
      <text:p text:style-name="P42"><text:span text:style-name="T45">... Allah desires ease for you... (Surat al-Baqara, 185)</text:span></text:p>
      <text:p text:style-name="P38"/>
      <text:p text:style-name="P42"><text:span text:style-name="T45">We will ease you to the Easy Way. (Surat al-A`la, 8)</text:span></text:p>
      <text:p text:style-name="P38"/>
      <text:p text:style-name="P42"><text:span text:style-name="T45">... Whoever has fear [and respect] of Allah—He will make matters easy for him. That is Allah's command, which He has sent down to you. Whoever has fear [and respect] of Allah—He will erase his bad actions from him and greatly increase his reward. (Surat at-Talaq, 4-5) </text:span></text:p>
      <text:p text:style-name="P38"/>
      <text:p text:style-name="P42"><text:span text:style-name="T45">He who has plenty should spend out from his plenty, but he whose provision is restricted should spend from what Allah has given him. Allah does not demand from anyone more than He has given it. Allah will appoint ease after difficulty. (Surat at-Talaq, 7)</text:span></text:p>
      <text:p text:style-name="P38"/>
      <text:p text:style-name="P42"><text:span text:style-name="T45">As for him who gives out and guards against evil and confirms the good, We will pave his way to ease. But as for him who is stingy and self-satisfied, and denies the good, We will pave his way to difficulty. His wealth will not help him when he plummets to the depths. (Surat al-Layl, 5-11)</text:span></text:p>
      <text:p text:style-name="P7"><text:soft-page-break/><text:span text:style-name="T45">As these verses show, Allah gives relief to those believers laboring in difficulty and frustration and sends them help from His presence. The Qur'an states that Allah sends help to believers by angels, and that He does this only to encourage them with good news. </text:span></text:p>
      <text:p text:style-name="P38"/>
      <text:p text:style-name="P42"><text:span text:style-name="T45">Allah helped you at Badr when you were weak, so have fear [and respect] of Allah, so that, hopefully, you will be thankful. And when you asked the believers: "Is it not enough for you that your Lord reinforced you with three thousand angels, sent down?" Yes indeed! But if you are steadfast and guard against evil and they come upon you suddenly, your Lord will reinforce you with five thousand angels, clearly identified. Allah only did this for it to be good news for you, and so that your hearts might be set at rest by it. [In any case,] there is no help except from Allah, the Almighty, the All-Wise, so that He might cut off a group of those who do not believe or crush them, and they might be turned back in defeat. (Surah Al `Imran, 123-27)</text:span></text:p>
      <text:p text:style-name="P4"/>
      <text:p text:style-name="P7"><text:span text:style-name="T45">In addition to this support by angels, Allah also defends believers by an invisible army and bestows upon them a sense of security and well-being. For example, the Qur'an describes the support Allah provided to our Prophet (saas) during a difficult period of his mission:</text:span></text:p>
      <text:p text:style-name="P38"/>
      <text:p text:style-name="P42"><text:span text:style-name="T45">If you do not help him, Allah helped him when the unbelievers drove him out and there were two of them in the Cave. He said to his companion: "Do not be despondent, Allah is with us." Then Allah sent down His serenity upon him and reinforced him with troops that you could not see. He made the word of the unbelievers undermost. The word of Allah is uppermost. Allah is Almighty, All-Wise. (Surat at-Tawba, 40)</text:span></text:p>
      <text:p text:style-name="P4"><text:soft-page-break/></text:p>
      <text:p text:style-name="P7"><text:span text:style-name="T45">As we see in the above verse, an intense sense of relief follows each period of difficulty. Actually, the fact that Muslims act as a unit, their knowledge that every event contains a test and their awareness of the need to prepare themselves for the eternal life give them a great sense of relief during their trials. Besides this, Allah announces even gladder tidings to all believers. As we have seen in the lives of our Prophet (saas)and faithful Muslims, after the difficulties are over, Allah gives believers a definite victory. Prophet Yusuf's (as) life exemplifies this tiding. </text:span></text:p>
      <text:p text:style-name="P7"><text:span text:style-name="T45">When Yusuf (as) was very young, his brothers threw him into a well and left him there to die. Those who found him sold him as a slave to an Egyptian vizier. Later, Yusuf (as) was falsely accused by the vizier's wife, arrested, and spent several years in prison, where he suffered many difficulties without ever compromising his moral character. Whenever something happened to him, he took refuge in Allah and thus turned his time in prison into a positive experience. He became an example for all believers with his trust, loyalty, and submission to Allah in all of his misfortunes. As a reward, Allah removed him from prison at a time of His choice and gave him power and wealth in Egypt.</text:span></text:p>
      <text:p text:style-name="P7"><text:span text:style-name="T45">For this reason, his life is a good example for believers. Allah promises His servants who show trust and patience in difficulty that He will bring good out of it and give them sure relief. </text:span></text:p>
      <text:p text:style-name="P38"/>
      <text:p text:style-name="P42"><text:span text:style-name="T45">... Whoever has fear [and respect] of Allah—He will give him a way out and provide for him from where he does not expect. Whoever puts his trust in Allah—He will be enough for him. Allah always achieves His aim. Allah has appointed a measure for all things. (Surat at-Talaq, 2-3)</text:span></text:p>
      <text:p text:style-name="P4"><text:soft-page-break/></text:p>
      <text:p text:style-name="P7"><text:span text:style-name="T45">This example reveals that Allah tests His servants from time to time with difficulties and frustration. But believers who know that they are being tested and continue to submit wholeheartedly to Allah have gained something of great importance: They know they will have their reward multiplied in the next world for the things they suffer in this life, for the high moral standards they display in all sorts of difficult situations, and for their self-sacrifice, patience, and submission. Perhaps the few minutes of difficulty they endure here will bring them millions of years of reward in Paradise. Surely, those who are aware of this great promise spend their whole lives in eager expectation and joyous hope of living in a Paradise filled with endless good things. Allah describes the state of these people in the following verses: </text:span></text:p>
      <text:p text:style-name="P38"/>
      <text:p text:style-name="P42"><text:span text:style-name="T45">Those who do not bear false witness and who, when they pass by worthless talk, pass by with dignity; those who, when they are reminded of the Signs of their Lord, do not turn their backs, deaf and blind to them; those who say: "Our Lord, give us joy in our wives and children and make us a good example for those who have fear [and respect] of Allah." Such people will be repaid for their steadfastness with the Highest Paradise, where they will meet with welcome and "Peace." They will remain in it timelessly, forever. What an excellent lodging and abode! (Surat al-Furqan, 72-76)</text:span></text:p>
      <text:p text:style-name="P38"/>
      <text:p text:style-name="P42"><text:span text:style-name="T45">Not distracted by trade or commerce from the remembrance of Allah and the establishment of prayer and the payment of alms; fearing a day when all hearts and eyes will be in turmoil—so that Allah can reward them for the best of what they did and give them more from His unbounded favor. Allah provides for anyone He wills without reckoning. (Surat an-Nur, 37-38)</text:span></text:p>
      <text:p text:style-name="P48"/>
      <text:p text:style-name="P49"><text:span text:style-name="T42">HOW UNBELIEVERS </text:span><text:line-break/><text:span text:style-name="T42">ACT WHEN FACED </text:span><text:line-break/><text:span text:style-name="T42">WITH DIFFICULTY</text:span></text:p>
      <text:p text:style-name="P15"/>
      <text:p text:style-name="P15"/>
      <text:p text:style-name="P7"><text:span text:style-name="T46">E</text:span><text:span text:style-name="T45">arlier, we showed that whatever internal conditions exist, there is no alteration in a Muslim's moral character. Those who have no belief or have a sickness in their heart cannot stand difficult times, for their endurance is limited and they have a low boiling point. For this reason, they become very tense when they encounter difficulties and frustrations. Sometimes the slightest thing can trigger this tension, which causes them to become furious, shout, start a fight, fling insults, become aggressive, and resort to violence. People who are usually joyful, smiling, and easy-going under normal circumstances undergo a real character change in times of difficulty. They turn into aggressive, joyless, contrary, and sullen people. While Muslims talk patiently about truth and beauty, unbelievers choose to go on the attack, thereby revealing their real face and character.</text:span></text:p>
      <text:p text:style-name="P7"><text:span text:style-name="T45">What reveals their real character may be their sudden unemployment, an illness, an accident, a disaster, or a misfortune. If they are homeless for two days or deprived of sleep, or if their accustomed comforts are removed, they become despondent. In the Qur'an, Allah describes the ungrateful character they display in times of difficulty: </text:span></text:p>
      <text:p text:style-name="P38"/>
      <text:p text:style-name="P42"><text:span text:style-name="T45">As for humanity, when his Lord tests him by honoring him and favoring him, he says: "My Lord has honored me!" But when He tests him by restricting his provision, he says: "My Lord has humiliated me!" (Surat al-Fajr, 15-16)</text:span></text:p>
      <text:p text:style-name="P4"><text:soft-page-break/></text:p>
      <text:p text:style-name="P7"><text:span text:style-name="T45">Thus, Allah tests also unbelievers by bestowing and then removing blessings according to His will. In such a situation, Muslims retain their trust in Allah and remain thankful to Him, whereas unbelievers react immediately with ingratitude. Unaware that they are being tested, they lose both in this world and in the next.</text:span></text:p>
      <text:p text:style-name="P7"><text:span text:style-name="T45">Unbelievers also react to these tests by becoming depressed or going so far as to commit suicide or resort to alcohol or drugs. None of them consider the reason for their difficulties or care about the good that will come out of them. However, Allah presses unbelievers with difficulties "</text:span><text:span text:style-name="T32">so that, hopefully, they would turn back</text:span><text:span text:style-name="T45">" (Surat az-Zukhruf, 48). In other words, He sends hard times to them so that they will turn to the right path, repent, and acquire firm belief. But most of the time, these difficulties and frustrations only harden their hearts and increase their denial of Allah. </text:span></text:p>
      <text:p text:style-name="P38"/>
      <text:p text:style-name="P42"><text:span text:style-name="T45">If only they had humbled themselves when Our violent force came upon them! However, their hearts were hard and Satan made what they were doing seem attractive to them. When they forgot what they had been reminded of, We opened up for them the doors to everything, until, when they were exulting in what they had been given, We suddenly seized them. At once, they were in despair. (Surat al-An`am, 43-44)</text:span></text:p>
      <text:p text:style-name="P4"/>
      <text:p text:style-name="P33"/>
      <text:p text:style-name="P35"><text:span text:style-name="T49">The Inner State of Those who </text:span></text:p>
      <text:p text:style-name="P33"><text:span text:style-name="T49">Are Attached to This World</text:span></text:p>
      <text:p text:style-name="P4"/>
      <text:p text:style-name="P7"><text:span text:style-name="T45">The Muslims' understanding of the secret of these trials gives them a happiness and a sense of well-being, while those who are attached to this world live in great frustration, pain, and moral degeneration. While Muslims enjoy the fruits of their patience, those who are attached to what they believe is a world in which they will live forever are unaware that they are being tested and thus experience the frustration and pain of impatience, distrust, selfishness, meanness, and worldly ambition. This pain shows itself in every moment of their lives. For example, there is a barrenness and joylessness in everything they do, as well as an inability to recognize what is good and to know the joy that a fine moral character brings. </text:span></text:p>
      <text:p text:style-name="P7"><text:span text:style-name="T45">They have neither honor nor moral character, and their lives are ruled by hypocrisy. Their greatest fault is that they think about themselves all the time. As a result, they think that being mean and selfish will benefit them and cannot see the harm that will result from such behavior. In fact, those who think in this way lose a great deal in both worlds, but are unaware of this fact. Unbelievers have lost the endless blessings of Paradise; but most importantly, they have lost Allah's good pleasure and mercy. As the Qur'an states, this is truly a great loss: </text:span></text:p>
      <text:p text:style-name="P38"/>
      <text:p text:style-name="P42"><text:span text:style-name="T45">It is He Who made you successors on Earth. So whoever does not believe, his unbelief is against himself. In Allah's sight, the unbelief of the unbelievers only increases their loathsomeness; the unbelief of the unbelievers only increases their loss. (Surah Fatir, 39)</text:span></text:p>
      <text:p text:style-name="P25"><text:soft-page-break/></text:p>
      <text:p text:style-name="P27"><text:span text:style-name="T38">This state is very instructive for Muslims observing the unbelievers objectively from outside. For example, the spiritual corruption of a person who robs an orphan or seizes a poor person's possessions and uses then this forbidden money to buy clothes does not go unnoticed. In the Qur'an, Allah describes the state of such people as: "</text:span><text:span text:style-name="T39">...</text:span><text:span text:style-name="T38"> </text:span><text:span text:style-name="T39">That is how Allah defiles those who have no faith</text:span><text:span text:style-name="T38">" (Surat al-An`am, 125). This corruption may not be outwardly visible, but its spiritual aspect can be noticed by those who fear and respect Allah. These people wear a spiritual corruption: They are mean even though they have money and possessions and do not feed the poor and the needy. Even if they do help, they leave the recipient with a sense of obligation. The Qur'an's description of such people (e.g., those who are immoral, eat forbidden food, amass money without giving alms, and spend money in forbidden ways) awakens a reaction in believers. </text:span></text:p>
      <text:p text:style-name="P38"/>
      <text:p text:style-name="P42"><text:span text:style-name="T45">Have you seen him who denies the religion? He is the one who harshly rebuffs the orphan and does not urge the feeding of the poor. (Surat al-Ma`un, 1-3) </text:span></text:p>
      <text:p text:style-name="P4"/>
      <text:p text:style-name="P7"><text:span text:style-name="T45">We often see a portrait of these people, who became wealthy through illegal and immoral ways. They show signs that they earn their money by murder, bribery, corruption, and fraud; make unjust profits; rob orphans and give nothing to the poor and needy; and strip people of all their beauty and dignity. While they try to be beautiful, they are surrounded by spiritual corruption and a deep, ugly darkness. This is a sign of immorality, growing sinfulness, and dishonor. Allah uses the word "debasement" to describe this darkness and corruption, which is visible on such a person's face: </text:span></text:p>
      <text:p text:style-name="P42"/>
      <text:p text:style-name="P47"><text:span text:style-name="T45">Those who do good will have the best and more! Neither dust nor debasement will darken their faces. They are the Companions of the Garden, remaining in it timelessly, forever. But as for those who have earned bad actions—a bad action will be repaid with one like it. Debasement will darken them. They will have no one to protect them from Allah. It is as if their faces were covered by dark patches of night. Those are the Companions of the Fire, remaining in it timelessly, forever. (Surah Yunus, 26-27)</text:span></text:p>
      <text:p text:style-name="P4"/>
      <text:p text:style-name="P7"><text:span text:style-name="T45">As these verses reveal, the beauty of those with high morality increases while immorality covers the unbelievers' faces like the darkness of night. It is a necessity of this world of trials and testing that Allah reward all people according to what they have done. Those who have done good will receive good; those who have done evil will receive evil. Believers are repulsed by all of the unbelievers' behavior and attitudes. </text:span></text:p>
      <text:p text:style-name="P7"><text:span text:style-name="T45">For example, if a visitor goes to an unbelievers' home, the host's every action will make the guest uncomfortable. No matter how good the offered food may look, it does not appear so to a guest who knows his host's moral character and that his whole life is a violation of Allah's injunctions. Injustice done to orphans and the poor lie behind the food and drink offered. Believers will much prefer a stew made with legitimate money to a splendid meal paid for by money earned unlawfully. The guest may be invited to sit in an armchair. But if he knew how the money had been earned to buy that chair, he would never want to sit in it. He would realize that everything in the house was acquired through the unjust exploitation of poverty-stricken women, children, and elderly persons. Even if everything were outwardly clean, there would be a pervasive stench of spiritual corruption in the place that would make the guest uncomfortable. The Qur'an says that those who eat unlawful food and listen to liars will be humiliated in both worlds, and that other people will see their humiliation. </text:span></text:p>
      <text:p text:style-name="P38"/>
      <text:p text:style-name="P42"><text:span text:style-name="T45">... If Allah desires misguidance for someone, you cannot help him against Allah in any way. Those are the people whose hearts Allah does not want to purify. They will have disgrace in this world, and in the Hereafter they will have a terrible punishment. They are people who listen to lies and consume ill-gotten gains. (Surat al-Ma'ida, 41-42) </text:span></text:p>
      <text:p text:style-name="P4"><text:soft-page-break/></text:p>
      <text:p text:style-name="P7"><text:span text:style-name="T45">Indeed, these people are unhappy with themselves and others like them, because they see their own cruel and immoral behavior. Since they deliberately do things that Allah has forbidden, they appear shameless. Today, those who are the most obviously shameless are those who engage in prostitution and others who profit from it. Those who work in this amoral profession quickly distance themselves from humanity and eventually reach the point where they have no beauty or dignity left. Prostitution drives both men and women to importune others, and Allah plagues them with sickness, trouble, misfortune, deprivation, humiliation, and contempt. Their spiritual debasement is clear for all to see. </text:span></text:p>
      <text:p text:style-name="P7"><text:span text:style-name="T45">In the Qur'an, Allah describes these corrupt people's state in Hell to those who understand the secret of the world's trials and whose eyes are bright with the hope they have for the life to come. Encompassed in the Fire, all they can do is catch an uncomprehending glimpse of believers who have attained Allah's endless blessings. These individuals have suffered great loss and inflict that loss on all who are close to them. The Qur'an says: </text:span></text:p>
      <text:p text:style-name="P38"/>
      <text:p text:style-name="P42"><text:span text:style-name="T45">You will see them as they are exposed to it, abject in their abasement, glancing around them furtively. Those who believe will say: "Truly, the losers are those who lose themselves and their families on the Day of Resurrection." The wrongdoers are in an everlasting punishment. (Surat ash-Shura, 45)</text:span></text:p>
      <text:p text:style-name="P38"/>
      <text:p text:style-name="P9"/>
      <text:p text:style-name="P10"><text:span text:style-name="T43">THIS TESTING </text:span><text:line-break/><text:span text:style-name="T43">CONTINUES </text:span><text:line-break/><text:span text:style-name="T43">UNTIL DEATH</text:span></text:p>
      <text:p text:style-name="P4"/>
      <text:p text:style-name="P4"/>
      <text:p text:style-name="P7"><text:span text:style-name="T46">E</text:span><text:span text:style-name="T45">ach person is tested in this world until the day that he or she dies. For this reason, all people must make every moment of life conform to Allah's commands, remember Him, seek His good pleasure, and perform the acts of worship.</text:span></text:p>
      <text:p text:style-name="P7"><text:span text:style-name="T45">This reality brings with it another important truth: If people somehow depart from the true path and show ungratefulness to Allah at the moment of death, they may fail the test and their whole life may amount to nothing. Even if they have spent their life up until that moment in a way that earned His good pleasure, that one final moment of rebellion may render all of the earlier efforts null and void.</text:span></text:p>
      <text:p text:style-name="P7"><text:span text:style-name="T45">All Muslims must take this danger seriously, because Satan, humanity's greatest enemy, will spare no effort to exploit their weakest points and unguarded moments, even up to the moment of death, to get them to abandon the true path. Therefore, the moment of death is a very important time. A person who says: "Well, I believe in Allah. I have done this much to gain His favor. Certainly by now I have earned salvation," is under a great delusion, for the Qur'an says that a person must pray for salvation </text:span><text:span text:style-name="T32">"in fear and ardent hope"</text:span><text:span text:style-name="T45"> until the last moment of life (Surat as-Sajda, 16). Every Muslim is invited to consider this command: </text:span></text:p>
      <text:p text:style-name="P38"/>
      <text:p text:style-name="P42"><text:span text:style-name="T45">O you who believe! Fear [and respect] Allah the way He should be feared [and respected], and do not die except as Muslims. (Surah Al `Imran, 102)</text:span></text:p>
      <text:p text:style-name="P4"/>
      <text:p text:style-name="P32"/>
      <text:p text:style-name="P33"><text:span text:style-name="T49">Those who Come to Belief but Later Reject It</text:span></text:p>
      <text:p text:style-name="P4"><text:soft-page-break/></text:p>
      <text:p text:style-name="P7"><text:span text:style-name="T45">Belief is one of Allah's greatest blessings, for it leads to happiness and well-being in this world as well as to salvation in the next. Therefore, as with every blessing, we must thank Allah for belief, which He grants and withholds as He wills. Those to whom Allah does not grant belief will never be able to acquire it, even if the whole world tried to get them to believe, for the Qur'an states that: </text:span></text:p>
      <text:p text:style-name="P38"/>
      <text:p text:style-name="P42"><text:span text:style-name="T45">However eager you are for them to be guided, Allah will not guide those whom He misguides. They will have no helpers. (Surat an-Nahl, 37)</text:span></text:p>
      <text:p text:style-name="P4"/>
      <text:p text:style-name="P7"><text:span text:style-name="T45">So, believers are saved by His mercy from unbelief. Therefore, every Muslim must give thanks by saying this prayer, which belongs to the people of Paradise: </text:span></text:p>
      <text:p text:style-name="P38"/>
      <text:p text:style-name="P42"><text:span text:style-name="T45">Praise be to Allah, Who has guided us to this! We would not have been guided had Allah not guided us. The Messengers of our Lord came with the Truth... (Surat al-A`raf, 43)</text:span></text:p>
      <text:p text:style-name="P4"/>
      <text:p text:style-name="P7"><text:span text:style-name="T45">To give thanks for a blessing means to praise Allah verbally and to act in a way that earns His good pleasure. Since prayer is a thanksgiving for belief, every Muslim must say their prayers with great care and attention as a thanksgiving for this great gift, do all that they can to earn His good pleasure, and devote themselves to Him totally.</text:span></text:p>
      <text:p text:style-name="P7"><text:span text:style-name="T45">If they do not do so, mistakenly thinking that their current status as believers means that they are already on the way to Paradise, or if they forget that they are being tested, then these blessings may be removed. As the Qur'an proclaims, their hearts may be hardened and, finally, they may deny Allah. At that point, all that they have done or believed up to that point loses its value, and all rewards are cancelled. Allah reveals this reality in several verses: </text:span></text:p>
      <text:p text:style-name="P38"/>
      <text:p text:style-name="P42"><text:span text:style-name="T45">... As for any of you who revert from their religion and die as an unbeliever, their actions will come to nothing in this world and the Hereafter. They are the Companions of the Fire, remaining in it timelessly, forever. (Surat al-Baqara, 217)</text:span></text:p>
      <text:p text:style-name="P38"/>
      <text:p text:style-name="P42"><text:soft-page-break/><text:span text:style-name="T45">It has been revealed to you and those before you: "If you associate others with Allah, your actions will come to nothing and you will be among the losers." (Surat az-Zumar, 65)</text:span></text:p>
      <text:p text:style-name="P38"/>
      <text:p text:style-name="P42"><text:span text:style-name="T45">… those who believe ask: "Are these the people who swore by Allah, with their most earnest oaths, that they were with you?" Their actions have come to nothing, and they now are losers. O you who believe. If any of you renounce your religion, Allah will bring forward a people whom He loves and who love Him, humble to the believers, fierce to the unbelievers, who strive in the Way of Allah and do not fear the blame of any censurer. That is the unbounded favor of Allah, which He gives to whoever He wills. Allah is Boundless, All-Knowing. (Surat al-Ma'ida, 53-54)</text:span></text:p>
      <text:p text:style-name="P4"/>
      <text:p text:style-name="P7"><text:span text:style-name="T45">In the Qur'an, Allah tells us that some believers later rejected their belief and how far they deviated from the true path: </text:span></text:p>
      <text:p text:style-name="P38"/>
      <text:p text:style-name="P42"><text:span text:style-name="T45">As for those who believe and then return to unbelief, and then again believe and then return to unbelief, and then increase in unbelief, Allah will not forgive them or guide them on any path. (Surat an-Nisa', 137)</text:span></text:p>
      <text:p text:style-name="P38"/>
      <text:p text:style-name="P42"><text:span text:style-name="T45">Those who reject belief after believing and then increase in their unbelief, their repentance will not be accepted. They are the misguided. (Surah Al `Imran, 90)</text:span></text:p>
      <text:p text:style-name="P4"/>
      <text:p text:style-name="P7"><text:span text:style-name="T45">He also describes their state in the afterlife: </text:span></text:p>
      <text:p text:style-name="P38"/>
      <text:p text:style-name="P42"><text:span text:style-name="T45">… on the Day when faces are whitened and faces are blackened. As for those whose faces are blackened: "What! Did you reject belief after having believed? Taste the punishment for your unbelief!" (Surah Al `Imran, 106)</text:span></text:p>
      <text:p text:style-name="P4"><text:soft-page-break/></text:p>
      <text:p text:style-name="P7"><text:span text:style-name="T45">These verses show the danger of abandoning faith to follow the wrong path. Such people spend a part of their lives believing in His existence and living according to His commands. But later on, their lower self leads them away from Allah's religion and into denial. As a result, they become irreligious, perhaps even more irreligious than others, because they had learned what was right, accepted and lived according to Allah's religion, but then had abandoned it. For this reason, all of their good works are completely cancelled. (Allah knows best)Therefore, people should not forget for even one moment that they are being tested in this world and that Satan will try to tempt them off the right path through various suggestions and doubts that these tests will never end. To deny Allah after believing in Him is the way to endless agony.</text:span></text:p>
      <text:p text:style-name="P7"><text:span text:style-name="T45">In addition, these people who reject belief live miserable lives. Even if they have attained a certain measure of material wealth and comfort, they suffer a spiritual pain for the rest of their life. Since they know the truth, they always try to suppress their conscience; however, a sense of guilt always burns in their souls. But the pain that they experience in this life is nothing compared to what they will suffer after death. The Qur'an reveals: </text:span></text:p>
      <text:p text:style-name="P38"/>
      <text:p text:style-name="P42"><text:span text:style-name="T45">As for those who do not believe and die while they are unbelievers, the whole Earth filled with gold would not be accepted from any of them if they were to offer it as a ransom. They will have a painful punishment. They will have no helpers. (Surah Al `Imran, 91)</text:span></text:p>
      <text:p text:style-name="P4"/>
      <text:p text:style-name="P7"><text:span text:style-name="T45">Since such a danger exists, believers must be aware of it up until the very last moment of their lives. They should never fall away. The moment they think that they have done enough to attain eternal life, they may begin to act with abandon. As the Qur'an says: "</text:span><text:span text:style-name="T32">No indeed! Truly man is unbridled, seeing himself as self-sufficient</text:span><text:span text:style-name="T45">" (Surat al-'Alaq, 6-7).</text:span></text:p>
      <text:p text:style-name="P7"><text:span text:style-name="T45">So, always remember this danger and act in such a way to gain Allah's good pleasure. The trials of this world continue up to the very last moment of life.</text:span></text:p>
      <text:p text:style-name="P4"/>
      <text:p text:style-name="P32"/>
      <text:p text:style-name="P33"><text:span text:style-name="T49">Those who Lag Behind in the Struggle and </text:span></text:p>
      <text:p text:style-name="P33"><text:soft-page-break/><text:span text:style-name="T49">Those who Avoid It</text:span></text:p>
      <text:p text:style-name="P4"/>
      <text:p text:style-name="P7"><text:span text:style-name="T45">People with little or no belief may live among Muslims as if nothing were wrong, apparently following the rules of religion. But Allah has created certain tests to bring out their real character. Muslims who endure being tested by difficulties, hunger, need, illness, or the loss of possessions or loved ones become strong; those with a sickness in their heart draw closer to unbelief with every passing moment.</text:span></text:p>
      <text:p text:style-name="P7"><text:span text:style-name="T45">So, once again we see the importance of every moment. Some people may spend the greater part of their life believing in Allah, promoting the religion, and doing good works. But if they stop acting according to their conscience, become lax and hard-hearted, they will not be able to show the required discernment when necessary. Worldly concerns and cares for this life may overpower their sense of the need to seek Allah's good pleasure, a development that will lead them to unbelief.</text:span></text:p>
      <text:p text:style-name="P27"><text:span text:style-name="T38">Many verses relate the Prophets' struggles to protect innocent people from an aggressive society and guard Allah's religion. In those days, this struggle was a very important act of worship. Our Prophet (saas) engaged in a very tough struggle against his unbelieving society. Every struggle undertaken at the command of Allah and the Prophet (saas) is a religious responsibility. The Qur'an says that those who try to escape this responsibility will have their hearts sealed, for this desire to escape shows that they have completely departed from belief.</text:span></text:p>
      <text:p text:style-name="P7"><text:span text:style-name="T45">Today, the Muslims' struggle against unbelievers is carried on in the realm of ideas. This struggle seeks to refute all of the arguments of those who use science to deny Allah's existence. Each Muslim has a great responsibility, and none of them can remain in the background or uninvolved. In the Qur'an, Allah says that those who choose to do so have had their hearts hardened: </text:span></text:p>
      <text:p text:style-name="P38"/>
      <text:p text:style-name="P42"><text:span text:style-name="T45">When a surah is sent down saying: "Believe in Allah and strive together with His Messenger," those among them with wealth will ask you to excuse them, saying: "Let us remain with those who stay behind." They are pleased to be with those who stay behind. Their hearts have been stamped, so they do not understand. (Surat at-Tawba, 86-87) </text:span></text:p>
      <text:p text:style-name="P4"><text:soft-page-break/></text:p>
      <text:p text:style-name="P7"><text:span text:style-name="T45">Another example is those who make excuses when confronted with difficulty and kill their own spirit in trying to escape their responsibility, as follows:</text:span></text:p>
      <text:p text:style-name="P38"/>
      <text:p text:style-name="P42"><text:span text:style-name="T45">If it had been a case of easy gains and a short journey, they would have followed you. But the distance was too great for them. They will swear by Allah: "Had we been able to, we would have gone out with you." They are destroying their own selves. Allah knows that they are lying. (Surat at-Tawba, 42)</text:span></text:p>
      <text:p text:style-name="P4"/>
      <text:p text:style-name="P7"><text:span text:style-name="T45">These examples from the time of our Prophet (saas) and from earlier Prophets show a very important reality: Allah tests people continually and has created separate realms for those who tell the truth and those who lie. While Muslims show strength and determination in times of difficulty and frustration, those who are weak reveal themselves and turn away from religion. An example of this happened in the time of our Prophet (saas) when there was a war between the Muslims and the unbelievers. According to the Qur'an, some Muslims showed weakness at this time and became overwhelmed with anxious thoughts, thinking other than the truth about Allah. In this time of difficulty, Satan tried to make these Muslims leave the true path: </text:span></text:p>
      <text:p text:style-name="P38"/>
      <text:p text:style-name="P42"><text:span text:style-name="T45">Those of you who turned their backs on the day the two armies clashed—it was Satan who made them slip for what they had done. But Allah has pardoned them. Allah is Ever-Forgiving, All-Forbearing. (Surah Al `Imran, 155)</text:span></text:p>
      <text:p text:style-name="P4"/>
      <text:p text:style-name="P7"><text:span text:style-name="T45">This occurrence contains an important lesson for believers: Allah has promised that people must be tested in order to separate the good from the evil, and the only way to endure these difficult moments is to have a strong and sincere belief in Him. Certainly, Allah makes things easier for His devout servants, steadies their feet, and places a sense of well-being and security in their hearts in all times of difficulty. But we must not forget that His promise to test all people in this world and separate the good from the evil is sure: </text:span></text:p>
      <text:p text:style-name="P38"/>
      <text:p text:style-name="P42"><text:span text:style-name="T45">Or did you suppose that you would be left without Allah knowing those of you who have strived and who have not taken anyone as their intimate friends </text:span><text:soft-page-break/><text:span text:style-name="T45">besides Allah, His Messenger, and the believers? Allah is aware of what you do. (Surat at-Tawba, 16)</text:span></text:p>
      <text:p text:style-name="P42"><text:span text:style-name="T45">Do people imagine that they will be left to say: "We believe" and will not be tested? We tested those before them so that Allah would know the truthful and would know the liars. (Surat al-`Ankabut, 2-3)</text:span></text:p>
      <text:p text:style-name="P41"/>
      <text:p text:style-name="P45"><text:span text:style-name="T42">CONCLUSION</text:span></text:p>
      <text:p text:style-name="P15"/>
      <text:p text:style-name="P15"/>
      <text:p text:style-name="P7"><text:span text:style-name="T45">At this moment, every person is drawing closer to the moment of his or her death. Death does not respect a person's age, for it is just as far away from a young person as it is for an old person. A 68-year-old man on his sickbed, just waiting for death to come, is just as near for an 18 year-old woman walking down the street, for accidents involving pedestrians are rather frequent. Maybe that moment could be his or her last… This is one of the most important realities of human life.</text:span></text:p>
      <text:p text:style-name="P7"><text:span text:style-name="T45">In any case, everyone is engaged in a contest to make as many advances toward the next life as they can in their allotted time in this world. As Bediuzzaman said, "</text:span><text:span text:style-name="T47">This temporary world is like a field. It is a place of instruction, a market. </text:span><text:span text:style-name="T45">"</text:span><text:span text:style-name="T26"> 11</text:span><text:span text:style-name="T45"> In other words, people can do some very profitable trading here and receive an endless recompense in the Hereafter for what they have done in this world. </text:span></text:p>
      <text:p text:style-name="P7"><text:span text:style-name="T45">Here, all people with common sense should listen to the voice of their conscience and remember that Allah tests them continually. On this road that seems so difficult, Allah has revealed the Qur'an to guide every individual and has sent his Prophets and devout Muslims to show others the true path. No matter what difficulty they encounter, people who turn to Allah with a sincere heart will be granted relief on the road to salvation. In other words, one of the greatest secrets of these trials is that they are filled with great possibilities for each believer.</text:span></text:p>
      <text:p text:style-name="P7"><text:span text:style-name="T45">From now on, the only thing believers must do is observe destiny unfold and adopt the moral character of devout Muslims, as revealed in the Qur'an. The Qur'an described the state of those who always remain faithful to Allah and show patience and determination as they advance toward the life to come, as follows: </text:span></text:p>
      <text:p text:style-name="P38"/>
      <text:p text:style-name="P42"><text:span text:style-name="T45">Many a Prophet has fought when there were many thousands with him! They did not give up in the face of what assailed them in the Way of Allah, nor did they weaken or yield. Allah loves the steadfast. All they said was: "Our Lord, forgive us our wrong actions and any excesses that we went to in what we did. Make our feet firm, and help us against these unbelieving people." So Allah gave them the reward of this world and the best reward of the Hereafter. Allah loves good-doers. (Surah Al `Imran, 146-48)</text:span></text:p>
      <text:p text:style-name="P11"/>
      <text:p text:style-name="P16"/>
      <text:p text:style-name="P24"><text:span text:style-name="T43">THE DECEPTION OF EVOLUTION</text:span></text:p>
      <text:p text:style-name="P4"/>
      <text:p text:style-name="P4"/>
      <text:p text:style-name="P7"><text:span text:style-name="T45">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7"><text:span text:style-name="T4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7"><text:span text:style-name="T45">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2"/>
      <text:p text:style-name="P34"><text:span text:style-name="T52">The Scientific Collapse of Darwinism</text:span></text:p>
      <text:p text:style-name="P7"><text:soft-page-break/><text:span text:style-name="T45">Although this doctrine goes back as far as ancient Greece, the theory of evolution was advanced extensively in the nineteenth century. The most important development that made it the top topic of the world of science was Charles Darwin's </text:span><text:span text:style-name="T47">The Ori f Species</text:span><text:span text:style-name="T45">,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7"><text:span text:style-name="T4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7"><text:span text:style-name="T45">1) The theory cannot explain how life originated on Earth. </text:span></text:p>
      <text:p text:style-name="P7"><text:span text:style-name="T45">2) No scientific finding shows that the "evolutionary mechanisms" proposed by the theory have any evolutionary power at all. </text:span></text:p>
      <text:p text:style-name="P7"><text:span text:style-name="T45">3) The fossil record proves the exact opposite of what the theory suggests.</text:span></text:p>
      <text:p text:style-name="P7"><text:span text:style-name="T45">In this section, we will examine these three basic points in general outlines:</text:span></text:p>
      <text:p text:style-name="P4"/>
      <text:p text:style-name="P34"><text:span text:style-name="T52">The First Insurmountable Step: The Origin of Life </text:span></text:p>
      <text:p text:style-name="P7"><text:soft-page-break/><text:span text:style-name="T4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7"><text:span text:style-name="T45">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4"/>
      <text:p text:style-name="P34"><text:span text:style-name="T52">"Life Comes From Life"</text:span></text:p>
      <text:p text:style-name="P7"><text:soft-page-break/><text:span text:style-name="T4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7"><text:span text:style-name="T45">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7"><text:span text:style-name="T45">Even when Darwin wrote </text:span><text:span text:style-name="T47">The Origin of Species</text:span><text:span text:style-name="T45">, the belief that bacteria could come into existence from non-living matter was widely accepted in the world of science. </text:span></text:p>
      <text:p text:style-name="P7"><text:span text:style-name="T45">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47">Never will the doctrine of spontaneous generation recover from the mortal blow struck by this simple experiment.</text:span><text:span text:style-name="T45">"</text:span><text:span text:style-name="T26">12</text:span></text:p>
      <text:p text:style-name="P7"><text:span text:style-name="T45">For a long time, advocates of the theory of evolution resisted these findings. However, as the development of science unraveled the complex structure of the cell of a living being, the idea that life could come into being coincidentally faced an even greater impasse.</text:span></text:p>
      <text:p text:style-name="P7"><text:span text:style-name="T45"><text:s/></text:span></text:p>
      <text:p text:style-name="P34"><text:span text:style-name="T52">Inconclusive Efforts of the Twentieth Century</text:span></text:p>
      <text:p text:style-name="P7"><text:span text:style-name="T4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2"><text:span text:style-name="T34">Unfortunately, however, the problem of the origin of the cell is perhaps the most obscure point in the whole study of the evolution of organisms.</text:span><text:span text:style-name="T27">13</text:span></text:p>
      <text:p text:style-name="P7"><text:soft-page-break/><text:span text:style-name="T4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7"><text:span text:style-name="T45">Barely a few years had passed before it was revealed that this experiment, which was then presented as an important step in the name of evolution, was invalid, for the atmosphere used in the experiment was very different from the real Earth conditions.</text:span><text:span text:style-name="T26">14</text:span></text:p>
      <text:p text:style-name="P7"><text:span text:style-name="T45">After a long silence, Miller confessed that the atmosphere medium he used was unrealistic.</text:span><text:span text:style-name="T26">15</text:span></text:p>
      <text:p text:style-name="P27"><text:span text:style-name="T38">All the evolutionists' efforts throughout the twentieth century to explain the origin of life ended in failure. The geochemist Jeffrey Bada, from the San Diego Scripps Institute accepts this fact in an article published in </text:span><text:span text:style-name="T36">Earth</text:span><text:span text:style-name="T38"> magazine in 1998:</text:span></text:p>
      <text:p text:style-name="P2"><text:span text:style-name="T34">Today as we leave the twentieth century, we still face the biggest unsolved problem that we had when we entered the twentieth century: How did life originate on Earth?</text:span><text:span text:style-name="T27">16</text:span></text:p>
      <text:p text:style-name="P4"/>
      <text:p text:style-name="P34"><text:span text:style-name="T52">The Complex Structure of Life </text:span></text:p>
      <text:p text:style-name="P7"><text:soft-page-break/><text:span text:style-name="T45">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7"><text:span text:style-name="T45">The conditions required for the formation of a cell are too great in quantity to be explained away by coincidences. The probability of proteins, the building blocks of a cell, being synthesized coincidentally, is 1 in 10</text:span><text:span text:style-name="T30">950</text:span><text:span text:style-name="T45"> for an average protein made up of 500 amino acids. In mathematics, a probability smaller than 1 over 1050 is considered to be impossible in practical terms.</text:span></text:p>
      <text:p text:style-name="P7"><text:span text:style-name="T45">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7"><text:span text:style-name="T4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7">Scientific American </text:span><text:span text:style-name="T45">magazine:</text:span></text:p>
      <text:p text:style-name="P2"><text:span text:style-name="T3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7">17</text:span></text:p>
      <text:p text:style-name="P7"><text:span text:style-name="T45">No doubt, if it is impossible for life to have originated from natural causes, then it has to be accepted that life was "created" in a supernatural way. This fact explicitly invalidates the theory of evolution, whose main purpose is to deny creation. </text:span></text:p>
      <text:p text:style-name="P4"/>
      <text:p text:style-name="P34"><text:span text:style-name="T52">Imaginary Mechanism of Evolution </text:span></text:p>
      <text:p text:style-name="P7"><text:soft-page-break/><text:span text:style-name="T45">The second important point that negates Darwin's theory is that both concepts put forward by the theory as "evolutionary mechanisms" were understood to have, in reality, no evolutionary power. </text:span></text:p>
      <text:p text:style-name="P7"><text:span text:style-name="T45">Darwin based his evolution allegation entirely on the mechanism of "natural selection." The importance he placed on this mechanism was evident in the name of his book: </text:span><text:span text:style-name="T47">The Origin of Species, By Means of Natural Selection</text:span><text:span text:style-name="T45">…</text:span></text:p>
      <text:p text:style-name="P7"><text:span text:style-name="T4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7"><text:span text:style-name="T45">Therefore, the mechanism of natural selection has no evolutionary power. Darwin was also aware of this fact and had to state this in his book </text:span><text:span text:style-name="T47">The Origin of Species</text:span><text:span text:style-name="T45">:</text:span></text:p>
      <text:p text:style-name="P2"><text:span text:style-name="T34">Natural selection can do nothing until favourable individual differences or variations occur.</text:span><text:span text:style-name="T27">18</text:span></text:p>
      <text:p text:style-name="P4"/>
      <text:p text:style-name="P34"><text:span text:style-name="T52">Lamarck's Impact</text:span></text:p>
      <text:p text:style-name="P7"><text:soft-page-break/><text:span text:style-name="T4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7"><text:span text:style-name="T45">Darwin also gave similar examples. In his book </text:span><text:span text:style-name="T47">The Origin of Species</text:span><text:span text:style-name="T45">, for instance, he said that some bears going into water to find food transformed themselves into whales over time.</text:span><text:span text:style-name="T26">19</text:span></text:p>
      <text:p text:style-name="P7"><text:span text:style-name="T4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4"/>
      <text:p text:style-name="P34"><text:span text:style-name="T52">Neo-Darwinism and Mutations</text:span></text:p>
      <text:p text:style-name="P7"><text:span text:style-name="T4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7"><text:span text:style-name="T45">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7"><text:span text:style-name="T45">The reason for this is very simple: DNA has a very complex structure, and random effects can only harm it. The American geneticist B.G. Ranganathan explains this as follows:</text:span></text:p>
      <text:p text:style-name="P2"><text:span text:style-name="T34">First, genuine mutations are very rare in nature. Secondly, most mutations are harmful since they are random, rather than orderly changes in the structure of genes; </text:span><text:soft-page-break/><text:span text:style-name="T34">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7">20</text:span></text:p>
      <text:p text:style-name="P7"><text:span text:style-name="T4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4"/>
      <text:p text:style-name="P34"><text:span text:style-name="T52">The Fossil Record:No Sign of Intermediate Forms</text:span></text:p>
      <text:p text:style-name="P7"><text:soft-page-break/><text:span text:style-name="T45">The clearest evidence that the scenario suggested by the theory of evolution did not take place is the fossil record. </text:span></text:p>
      <text:p text:style-name="P7"><text:span text:style-name="T45">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7"><text:span text:style-name="T45">Had this been the case, numerous intermediary species should have existed and lived within this long transformation period. </text:span></text:p>
      <text:p text:style-name="P7"><text:span text:style-name="T4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7"><text:span text:style-name="T45">If such animals ever really existed, there should be millions and even billions of them in number and variety. More importantly, the remains of these strange creatures should be present in the fossil record. In </text:span><text:span text:style-name="T47">The Origin of Species</text:span><text:span text:style-name="T45">, Darwin explained:</text:span></text:p>
      <text:p text:style-name="P2"><text:span text:style-name="T34">If my theory be true, numberless intermediate varieties, linking most closely all of the species of the same group together must assuredly have existed... Consequently, evidence of their former existence could be found only amongst fossil remains.</text:span><text:span text:style-name="T27">21</text:span></text:p>
      <text:p text:style-name="P1"/>
      <text:p text:style-name="P34"><text:span text:style-name="T52">Darwin's Hopes Shattered</text:span></text:p>
      <text:p text:style-name="P7"><text:span text:style-name="T4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7"><text:span text:style-name="T45">One famous British paleontologist, Derek V. Ager, admits this fact, even though he is an evolutionist:</text:span></text:p>
      <text:p text:style-name="P2"><text:span text:style-name="T34">The point emerges that if we examine the fossil record in detail, whether at the level of orders or of species, we find—over and over again—not gradual evolution, but the sudden explosion of one group at the expense of another.</text:span><text:span text:style-name="T27">22</text:span></text:p>
      <text:p text:style-name="P7"><text:soft-page-break/><text:span text:style-name="T4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2"><text:span text:style-name="T3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7">23</text:span></text:p>
      <text:p text:style-name="P7"><text:span text:style-name="T45">Fossils show that living beings emerged fully developed and in a perfect state on the Earth. That means that "the origin of species," contrary to Darwin's supposition, is not evolution, but creation.</text:span></text:p>
      <text:p text:style-name="P4"/>
      <text:p text:style-name="P34"><text:span text:style-name="T52">The Tale of Human Evolution</text:span></text:p>
      <text:p text:style-name="P27"><text:soft-page-break/><text:span text:style-name="T38">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7"><text:span text:style-name="T45">1. Australopithecus </text:span></text:p>
      <text:p text:style-name="P7"><text:span text:style-name="T45">2. Homo habilis</text:span></text:p>
      <text:p text:style-name="P7"><text:span text:style-name="T45">3. Homo erectus</text:span></text:p>
      <text:p text:style-name="P7"><text:span text:style-name="T45">4. Homo sapiens</text:span></text:p>
      <text:p text:style-name="P7"><text:span text:style-name="T45">Evolutionists call man's so-called first ape-like ancestors </text:span><text:span text:style-name="T47">Australopithecus</text:span><text:span text:style-name="T45">, which means "South African ape." These living beings are actually nothing but an old ape species that has become extinct. Extensive research done on various </text:span><text:span text:style-name="T47">Australopithecus </text:span><text:span text:style-name="T45">specimens by two world famous anatomists from England and the USA, namely, Lord Solly Zuckerman and Prof. Charles Oxnard, shows that these apes belonged to an ordinary ape species that became extinct and bore no resemblance to humans.</text:span><text:span text:style-name="T26">24</text:span></text:p>
      <text:p text:style-name="P7"><text:span text:style-name="T45">Evolutionists classify the next stage of human evolution as "homo," that is "man." According to their claim, the living beings in the Homo series are more developed than </text:span><text:span text:style-name="T47">Australopithecus</text:span><text:span text:style-name="T45">.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7">One Long Argument</text:span><text:span text:style-name="T45"> that "particularly historical [puzzles] such as the origin of life or of Homo sapiens, are extremely difficult and may even resist a final, satisfying explanation."</text:span><text:span text:style-name="T26">25</text:span></text:p>
      <text:p text:style-name="P7"><text:span text:style-name="T45">By outlining the link chain as </text:span><text:span text:style-name="T47">Australopithecus</text:span><text:span text:style-name="T45"> &gt; </text:span><text:span text:style-name="T47">Homo habilis</text:span><text:span text:style-name="T45"> &gt; </text:span><text:span text:style-name="T47">Homo erectus</text:span><text:span text:style-name="T45"> &gt; </text:span><text:span text:style-name="T47">Homo sapiens</text:span><text:span text:style-name="T45">, evolutionists imply that each of these species is one another's ancestor. However, recent findings of paleoanthropologists have revealed that </text:span><text:span text:style-name="T47">Australopithecus</text:span><text:span text:style-name="T45">, </text:span><text:span text:style-name="T47">Homo habilis</text:span><text:span text:style-name="T45">, and </text:span><text:span text:style-name="T47">Homo erectus</text:span><text:span text:style-name="T45"> lived at different parts of the world at the same time.</text:span><text:span text:style-name="T26">26</text:span></text:p>
      <text:p text:style-name="P7"><text:soft-page-break/><text:span text:style-name="T45">Moreover, a certain segment of humans classified as Homo erectus have lived up until very modern times. </text:span><text:span text:style-name="T47">Homo sapiens neandarthalensis </text:span><text:span text:style-name="T45">and </text:span><text:span text:style-name="T47">Homo sapiens sapiens</text:span><text:span text:style-name="T45"> (modern man) co-existed in the same region.</text:span><text:span text:style-name="T26">27</text:span></text:p>
      <text:p text:style-name="P7"><text:span text:style-name="T45">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2"><text:span text:style-name="T34">What has become of our ladder if there are three coexisting lineages of hominids (</text:span><text:span text:style-name="T37">A. africanus</text:span><text:span text:style-name="T34">, the robust australopithecines, and </text:span><text:span text:style-name="T37">H. habilis</text:span><text:span text:style-name="T34">), none clearly derived from another? Moreover, none of the three display any evolutionary trends during their tenure on earth.</text:span><text:span text:style-name="T27">28</text:span></text:p>
      <text:p text:style-name="P7"><text:span text:style-name="T45">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7"><text:span text:style-name="T45">Lord Solly Zuckerman, one of the most famous and respected scientists in the U.K., who carried out research on this subject for years and studied </text:span><text:span text:style-name="T47">Australopithecus</text:span><text:span text:style-name="T45"> fossils for 15 years, finally concluded, despite being an evolutionist himself, that there is, in fact, no such family tree branching out from ape-like creatures to man. </text:span></text:p>
      <text:p text:style-name="P7"><text:span text:style-name="T4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2"><text:span text:style-name="T34">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27">29</text:span></text:p>
      <text:p text:style-name="P7"><text:soft-page-break/><text:span text:style-name="T45">The tale of human evolution boils down to nothing but the prejudiced interpretations of some fossils unearthed by certain people, who blindly adhere to their theory.</text:span></text:p>
      <text:p text:style-name="P4"/>
      <text:p text:style-name="P34"><text:span text:style-name="T52">Darwinian Formula!</text:span></text:p>
      <text:p text:style-name="P7"><text:soft-page-break/><text:span text:style-name="T45">Besides all the technical evidence we have dealt with so far, let us now for once, examine what kind of a superstition the evolutionists have with an example so simple as to be understood even by children:</text:span></text:p>
      <text:p text:style-name="P7"><text:span text:style-name="T45">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7"><text:span text:style-name="T4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7"><text:span text:style-name="T4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7"><text:soft-page-break/><text:span text:style-name="T45">The theory of evolution, which claims the opposite, is a total fallacy completely contrary to reason. Thinking even a little bit on the claims of tevolutionists discloses this reality, just as in the above example.</text:span></text:p>
      <text:p text:style-name="P4"/>
      <text:p text:style-name="P34"><text:span text:style-name="T52">Technology in the Eye and the Ear</text:span></text:p>
      <text:p text:style-name="P7"><text:soft-page-break/><text:span text:style-name="T45">Another subject that remains unanswered by evolutionary theory is the excellent quality of perception in the eye and the ear. </text:span></text:p>
      <text:p text:style-name="P7"><text:span text:style-name="T4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7"><text:span text:style-name="T4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7"><text:span text:style-name="T4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7"><text:span text:style-name="T4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7"><text:soft-page-break/><text:span text:style-name="T4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7"><text:span text:style-name="T4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7"><text:span text:style-name="T4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7"><text:span text:style-name="T4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7"><text:span text:style-name="T45">So far, no man-made visual or recording apparatus has been as sensitive and successful in perceiving sensory data as are the eye and the ear. However, as far as seeing and hearing are concerned, a far greater truth lies beyond all this. </text:span></text:p>
      <text:p text:style-name="P4"><text:soft-page-break/></text:p>
      <text:p text:style-name="P34"><text:span text:style-name="T52">To Whom Does the Consciousness </text:span></text:p>
      <text:p text:style-name="P34"><text:span text:style-name="T52">That Sees and Hears Within the Brain Belong? </text:span></text:p>
      <text:p text:style-name="P7"><text:span text:style-name="T45">Who watches an alluring world in the brain, listens to symphonies and the twittering of birds, and smells the rose?</text:span></text:p>
      <text:p text:style-name="P7"><text:span text:style-name="T4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7"><text:span text:style-name="T45">For this consciousness is the spirit created by Allah, which needs neither the eye to watch the images nor the ear to hear the sounds. Furthermore, it does not need the brain to think. </text:span></text:p>
      <text:p text:style-name="P7"><text:span text:style-name="T51">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4"/>
      <text:p text:style-name="P34"/>
      <text:p text:style-name="P36"><text:span text:style-name="T52">A Materialist Faith</text:span></text:p>
      <text:p text:style-name="P7"><text:span text:style-name="T45">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7"><text:span text:style-name="T45">However, the theory of evolution is kept on the agenda of science. Some people even try to represent criticisms directed against it as an "attack on science." Why?</text:span></text:p>
      <text:p text:style-name="P7"><text:span text:style-name="T45">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7"><text:span text:style-name="T45">Interestingly enough, they also confess this fact from time to time. A well-known geneticist and an outspoken evolutionist, Richard C. Lewontin from Harvard University, confesses that he is "first and foremost a materialist and then a scientist":</text:span></text:p>
      <text:p text:style-name="P2"><text:span text:style-name="T3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7">30</text:span></text:p>
      <text:p text:style-name="P7"><text:soft-page-break/><text:span text:style-name="T4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7"><text:span text:style-name="T45">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4"/>
      <text:p text:style-name="P34"><text:span text:style-name="T52">The Theory of Evolution:</text:span></text:p>
      <text:p text:style-name="P34"><text:span text:style-name="T52">The Most Potent Spell in the World </text:span></text:p>
      <text:p text:style-name="P7"><text:soft-page-break/><text:span text:style-name="T45"><text:s/>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7"><text:span text:style-name="T4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the Prophet Musa (as) worshipping the Golden Calf.</text:span></text:p>
      <text:p text:style-name="P7"><text:span text:style-name="T45">In fact, Allah has pointed to this lack of reason in the Qur'an. In many verse, He reveals in many verses that some peoples' minds will be closed and that they will be powerless to see the truth. Some of these verses are as follows:</text:span></text:p>
      <text:p text:style-name="P38"/>
      <text:p text:style-name="P42"><text:span text:style-name="T45">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38"/>
      <text:p text:style-name="P42"><text:span text:style-name="T45">… They have hearts with which they do not understand. They have eyes with which they do not see. They have ears with which they do not hear. Such people are like cattle. No, they are even further astray! They are the unaware. (Surat al-A`raf, 179)</text:span></text:p>
      <text:p text:style-name="P38"/>
      <text:p text:style-name="P42"><text:span text:style-name="T45">Even if We opened up to them a door into heaven, and they spent the day ascending through it, they would only say: "Our eyesight is befuddled! Or rather we have been put under a spell!" (Surat al-Hijr, 14-15) </text:span></text:p>
      <text:p text:style-name="P25"><text:soft-page-break/></text:p>
      <text:p text:style-name="P27"><text:span text:style-name="T38">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7"><text:span text:style-name="T45">In fact, the Qur'an relates the incident of Prophet Musa (as)and Pharaoh to show that some people who support atheistic philosophies actually influence others by magic. When Pharaoh was told about the true religion, he told Prophet Musa (as)to meet with his own magicians. When Musa (as)did so, he told them to demonstrate their abilities first. The verses continue:</text:span></text:p>
      <text:p text:style-name="P38"/>
      <text:p text:style-name="P42"><text:span text:style-name="T45">He said: "You throw." And when they threw, they cast a spell on the people's eyes and caused them to feel great fear of them. They produced an extremely powerful magic. (Surat al-A`raf, 116)</text:span></text:p>
      <text:p text:style-name="P4"/>
      <text:p text:style-name="P7"><text:span text:style-name="T45">As we have seen, Pharaoh's magicians were able to deceive everyone, apart from Musa (as)and those who believed in him. However, his evidence broke the spell, or "swallowed up what they had forged," as the verse puts it.</text:span></text:p>
      <text:p text:style-name="P38"/>
      <text:p text:style-name="P42"><text:span text:style-name="T45">We revealed to Musa, "Throw down your staff." And it immediately swallowed up what they had forged. So the Truth took place and what they did was shown to be false. (Surat al-A`raf, 117-18)</text:span></text:p>
      <text:p text:style-name="P4"><text:soft-page-break/></text:p>
      <text:p text:style-name="P7"><text:span text:style-name="T4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2"><text:span text:style-name="T34">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7">31</text:span></text:p>
      <text:p text:style-name="P7"><text:span text:style-name="T4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40"/>
      <text:p text:style-name="P40"/>
      <text:p text:style-name="P37"/>
      <text:p text:style-name="P43"><text:span text:style-name="T45">They said, "Glory be to You!</text:span></text:p>
      <text:p text:style-name="P43"><text:span text:style-name="T45">We have no knowledge except</text:span></text:p>
      <text:p text:style-name="P43"><text:span text:style-name="T45">what You have taught us. You are</text:span></text:p>
      <text:p text:style-name="P43"><text:span text:style-name="T45">the All-Knowing, the All-Wise."</text:span></text:p>
      <text:p text:style-name="P43"><text:span text:style-name="T45">(Surat al-Baqara, 32)</text:span></text:p>
      <text:p text:style-name="P37"/>
      <text:p text:style-name="P11"/>
      <text:p text:style-name="P55"/>
      <text:p text:style-name="P56"><text:span text:style-name="T44">NOTES</text:span></text:p>
      <text:p text:style-name="P54"/>
      <text:p text:style-name="P54"/>
      <text:p text:style-name="P30"><text:span text:style-name="T34">1. </text:span><text:span text:style-name="T35">Fiqh as-Sunnah</text:span><text:span text:style-name="T34">, vol. 4, no. 13.</text:span></text:p>
      <text:p text:style-name="P30"><text:span text:style-name="T34">2. Bediuzzaman Said Nursi, </text:span><text:span text:style-name="T35">Risale-i Nur Collection, The Words</text:span><text:span text:style-name="T34">, The Second Station of the Twentieth Word.</text:span></text:p>
      <text:p text:style-name="P30"><text:span text:style-name="T34">3. Bediuzzaman Said Nursi, </text:span><text:span text:style-name="T35">Risale-i Nur Collection, The Words</text:span><text:span text:style-name="T34">, The Eleventh Word.</text:span></text:p>
      <text:p text:style-name="P30"><text:span text:style-name="T34">4. Bediuzzaman Said Nursi, </text:span><text:span text:style-name="T35">Risale-i Nur Collection, The Flashes,</text:span><text:span text:style-name="T34">The Twenty-Fifth Flash, Ninth Remedy.</text:span></text:p>
      <text:p text:style-name="P30"><text:span text:style-name="T34">5. Bediuzzaman Said Nursi, </text:span><text:span text:style-name="T35">Risale-i Nur Collection, The Words</text:span><text:span text:style-name="T34">, The Nineteenth Word, Tenth Droplet.</text:span></text:p>
      <text:p text:style-name="P30"><text:span text:style-name="T34">6. Bediuzzaman Said Nursi, </text:span><text:span text:style-name="T35">Risale-i Nur Collection,</text:span><text:span text:style-name="T34"> </text:span><text:span text:style-name="T35">The Flashes, </text:span><text:span text:style-name="T34">The Second Flash, Third Reason.</text:span></text:p>
      <text:p text:style-name="P30"><text:span text:style-name="T34">7. Bediuzzaman Said Nursi, </text:span><text:span text:style-name="T35">Risale-i Nur Collection, Maktubat.</text:span></text:p>
      <text:p text:style-name="P30"><text:span text:style-name="T34">8. Bediuzzaman Said Nursi, </text:span><text:span text:style-name="T35">Risale-i Nur Collection, The Words</text:span><text:span text:style-name="T34">, The Second Station of the Twentieth Word.</text:span></text:p>
      <text:p text:style-name="P30"><text:span text:style-name="T34">9. Bediuzzaman Said Nursi, </text:span><text:span text:style-name="T35">The Risale-i Nur Collection, The Rays</text:span><text:span text:style-name="T34">, The Fourteenth Ray, Letters.</text:span></text:p>
      <text:p text:style-name="P30"><text:span text:style-name="T34">10. Imam Ahmad, vol. 1, no. 387; Imam Ibn Kathir, </text:span><text:span text:style-name="T35">The Life of This World is Fleeting Enjoyment.</text:span></text:p>
      <text:p text:style-name="P52"><text:span text:style-name="T34">11. Bediuzzaman Said Nursi, </text:span><text:span text:style-name="T35">Risale-i Nur Collection, The Words</text:span><text:span text:style-name="T34">, The Tenth Word, Twelfth Aspect.</text:span></text:p>
      <text:p text:style-name="P52"><text:span text:style-name="T34">12. Sidney Fox, Klaus Dose, </text:span><text:span text:style-name="T35">Molecular Evolution and The Origin of Life</text:span><text:span text:style-name="T34">, W.H. Freeman and Company, San Francisco, 1972, p. 4.</text:span></text:p>
      <text:p text:style-name="P52"><text:span text:style-name="T34">13. Alexander I. Oparin, </text:span><text:span text:style-name="T35">Origin of Life</text:span><text:span text:style-name="T34">, Dover Publications, NewYork, 1936, 1953 (reprint), p. 196.</text:span></text:p>
      <text:p text:style-name="P52"><text:span text:style-name="T34">14. "New Evidence on Evolution of Early Atmosphere and Life", </text:span><text:span text:style-name="T35">Bulletin of the American Meteorological Society</text:span><text:span text:style-name="T34">, vol 63, November 1982, p. 1328-1330. </text:span></text:p>
      <text:p text:style-name="P52"><text:span text:style-name="T34">15. Stanley Miller, </text:span><text:span text:style-name="T35">Molecular Evolution of Life: Current Status of the Prebiotic Synthesis of Small Molecules</text:span><text:span text:style-name="T34">, 1986, p. 7.</text:span></text:p>
      <text:p text:style-name="P52"><text:span text:style-name="T34">16. Jeffrey Bada,</text:span><text:span text:style-name="T35"> Earth</text:span><text:span text:style-name="T34">, February 1998, p. 40.</text:span></text:p>
      <text:p text:style-name="P52"><text:span text:style-name="T34">17. Leslie E. Orgel, "The Origin of Life on Earth", </text:span><text:span text:style-name="T35">Scientific American</text:span><text:span text:style-name="T34">, vol. 271, October 1994, p. 78.</text:span></text:p>
      <text:p text:style-name="P52"><text:span text:style-name="T34">18. Charles Darwin, </text:span><text:span text:style-name="T35">The Origin of Species by Means of Natural Selection, </text:span><text:span text:style-name="T34">The Modern Library, New York, p. 127.</text:span></text:p>
      <text:p text:style-name="P52"><text:span text:style-name="T34">19. Charles Darwin, </text:span><text:span text:style-name="T35">The Origin of Species: A Facsimile of the First Edition</text:span><text:span text:style-name="T34">, Harvard University Press, 1964, p. 184.</text:span></text:p>
      <text:p text:style-name="P52"><text:span text:style-name="T34">20. B. G. Ranganathan, </text:span><text:span text:style-name="T35">Origins?</text:span><text:span text:style-name="T34">, Pennsylvania: The Banner Of Truth Trust, 1988, p. 7.</text:span></text:p>
      <text:p text:style-name="P52"><text:span text:style-name="T34">21. Charles Darwin, </text:span><text:span text:style-name="T35">The Origin of Species: A Facsimile of the First Edition</text:span><text:span text:style-name="T34">, Harvard University Press, 1964, p. 179.</text:span></text:p>
      <text:p text:style-name="P52"><text:soft-page-break/><text:span text:style-name="T34">22. Derek A. Ager, "The Nature of the Fossil Record", </text:span><text:span text:style-name="T35">Proceedings of the British Geological Association</text:span><text:span text:style-name="T34">, vol 87, 1976, p. 133.</text:span></text:p>
      <text:p text:style-name="P52"><text:span text:style-name="T34">23. Douglas J. Futuyma, </text:span><text:span text:style-name="T35">Science on Trial</text:span><text:span text:style-name="T34">, Pantheon Books, New York, 1983. p. 197.</text:span></text:p>
      <text:p text:style-name="P52"><text:span text:style-name="T34">24. Solly Zuckerman, </text:span><text:span text:style-name="T35">Beyond The Ivory Tower</text:span><text:span text:style-name="T34">, Toplinger Publications, New York, 1970, pp. 75-14; Charles E. Oxnard, "The Place of Australopithecines in Human Evolution: Grounds for Doubt", </text:span><text:span text:style-name="T35">Nature</text:span><text:span text:style-name="T34">, vol 258, p. 389.</text:span></text:p>
      <text:p text:style-name="P52"><text:span text:style-name="T34">25. "Could science be brought to an end by scientists' belief that they have final answers or by society's reluctance to pay the bills?" </text:span><text:span text:style-name="T35">Scientific American</text:span><text:span text:style-name="T34">, December 1992, p. 20.</text:span></text:p>
      <text:p text:style-name="P52"><text:span text:style-name="T34">26. Alan Walker, </text:span><text:span text:style-name="T35">Science</text:span><text:span text:style-name="T34">, vol. 207, 7 March 1980, p. 1103; A. J. Kelso, </text:span><text:span text:style-name="T35">Physical Antropology</text:span><text:span text:style-name="T34">, 1st ed., J. B. Lipincott Co., New York, 1970, p. 221; M. D. Leakey, </text:span><text:span text:style-name="T35">Olduvai Gorge</text:span><text:span text:style-name="T34">, vol. 3, Cambridge University Press, Cambridge, 1971, p. 272.</text:span></text:p>
      <text:p text:style-name="P52"><text:span text:style-name="T34">27. Jeffrey Kluger, "Not So Extinct After All: The Primitive Homo Erectus May Have Survived Long Enough To Coexist With Modern Humans", </text:span><text:span text:style-name="T35">Time</text:span><text:span text:style-name="T34">, 23 December 1996.</text:span></text:p>
      <text:p text:style-name="P52"><text:span text:style-name="T34">28. S. J. Gould, </text:span><text:span text:style-name="T35">Natural History</text:span><text:span text:style-name="T34">, vol. 85, 1976, p. 30.</text:span></text:p>
      <text:p text:style-name="P52"><text:span text:style-name="T34">29. Solly Zuckerman, </text:span><text:span text:style-name="T35">Beyond The Ivory Tower</text:span><text:span text:style-name="T34">, p. 19.</text:span></text:p>
      <text:p text:style-name="P52"><text:span text:style-name="T34">30. Richard Lewontin, "The Demon-Haunted World," </text:span><text:span text:style-name="T35">The New York Review of Books</text:span><text:span text:style-name="T34">, January 9, 1997, p. 28.</text:span></text:p>
      <text:p text:style-name="P52"><text:span text:style-name="T34">31. Malcolm Muggeridge, </text:span><text:span text:style-name="T35">The End of Christendom</text:span><text:span text:style-name="T34">, Grand Rapids:Eerdmans, 1980, p. 43.</text:span></text:p>
      <text:p text:style-name="P16"/>
      <text:p text:style-name="P22"/>
      <text:p text:style-name="P16"><text:span text:style-name="T40">Back cover</text:span></text:p>
      <text:p text:style-name="P11"/>
      <text:p text:style-name="P11"/>
      <text:p text:style-name="P17"><text:span text:style-name="T34">What has occupied your time over the years: worries about getting into the university of your choice, finding a good job, acquiring a suitable husband or wife, making lots of money …? What have you struggled to achieve and acquire: fame, fortune, reputation …?</text:span></text:p>
      <text:p text:style-name="P17"><text:span text:style-name="T34">While seeking to meet your goals, have you ever considered the following truth: All of these goals are only temporary and impermanent, for you can take none of them with you when you die. After you die, what will happen to you? How will you fare in the Hereafter, where the only thing that will benefit you is how hard you worked while living in this world to earn Allah’s good pleasure?</text:span></text:p>
      <text:p text:style-name="P17"><text:span text:style-name="T34">The Qur’an states that this worldly life is a “testing ground” that will determine each person’s place in the eternal Hereafter. During these tests, we reveal to each other and to Allah, Who already knows our ultimate destiny, who we really are.</text:span></text:p>
      <text:p text:style-name="P17"><text:span text:style-name="T34">Those who grasp this secret and live their lives knowing that they are being tested will gain an eternal and never-ending treasure: God’s good pleasure in His eternal Paradise.</text:span></text:p>
      <text:p text:style-name="P5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baslik" style:family="paragraph" style:parent-style-name="Standard" style:default-outline-level="">
      <style:paragraph-properties fo:margin-top="0cm" fo:margin-bottom="2.499cm" loext:contextual-spacing="false" fo:line-height="0.635cm" fo:text-align="end" style:justify-single-word="false"/>
      <style:text-properties fo:font-size="18pt" fo:letter-spacing="0.035cm" fo:font-weight="bold" style:font-size-asian="18pt" style:font-weight-asian="bold" style:font-size-complex="18pt" style:font-weight-complex="bold"/>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font-size-complex="13pt" style:font-weight-complex="bold"/>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font-size-complex="10pt" style:font-style-complex="italic"/>
    </style:style>
    <style:style style:name="Stil"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ANA_20_METIN" style:display-name="ANA METIN" style:family="paragraph" style:parent-style-name="Heading" style:next-style-name="Heading" style:default-outline-level="">
      <style:paragraph-properties fo:margin-left="0cm" fo:margin-right="0cm" fo:line-height="0.564cm" fo:text-align="justify" style:justify-single-word="false" fo:text-indent="0.801cm" style:auto-text-indent="false"/>
      <style:text-properties fo:font-size="11pt" style:font-size-asian="11pt" style:font-size-complex="11pt"/>
    </style:style>
    <style:style style:name="ayet" style:family="paragraph" style:parent-style-name="Standard" style:default-outline-level="">
      <style:paragraph-properties fo:margin-left="0.6cm" fo:margin-right="0.4cm"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text" style:family="paragraph" style:parent-style-name="Standard" style:default-outline-level="">
      <style:paragraph-properties fo:margin-left="0cm" fo:margin-right="0cm" fo:line-height="0.564cm" fo:text-align="justify" style:justify-single-word="false" fo:text-indent="0.6cm" style:auto-text-indent="false"/>
      <style:text-properties fo:font-size="11pt" style:font-size-asian="11pt" style:font-size-complex="11pt"/>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ECRET BEHIND OUR TRIALS</dc:title>
    <meta:initial-creator>HARUN YAHYA</meta:initial-creator>
    <meta:creation-date>2004-11-16T14:21:00</meta:creation-date>
    <dc:date>2020-06-20T16:05:05.529334163</dc:date>
    <meta:editing-cycles>16</meta:editing-cycles>
    <meta:editing-duration>PT8M12S</meta:editing-duration>
    <meta:generator>LibreOffice/6.4.4.2$Linux_X86_64 LibreOffice_project/523b8e55cdb4890550c54dc0a0ee2ea29d34e811</meta:generator>
    <meta:keyword>THE SECRET BEHIND OUR TRIALS</meta:keyword>
    <dc:subject>THE SECRET BEHIND OUR TRIALS</dc:subject>
    <meta:document-statistic meta:table-count="0" meta:image-count="0" meta:object-count="0" meta:page-count="96" meta:paragraph-count="502" meta:word-count="27366" meta:character-count="161125" meta:non-whitespace-character-count="134105"/>
    <meta:user-defined meta:name="Operator">WELCOME2</meta:user-defined>
  </office:meta>
</office:document-meta>
</file>